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6.925cm"/>
    </style:style>
    <style:style style:name="co4" style:family="table-column">
      <style:table-column-properties fo:break-before="auto" style:column-width="10.08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6.38cm"/>
    </style:style>
    <style:style style:name="co7" style:family="table-column">
      <style:table-column-properties fo:break-before="auto" style:column-width="8.28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31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657cm"/>
    </style:style>
    <style:style style:name="co12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Default">
      <style:table-cell-properties fo:background-color="#e8f2a1"/>
    </style:style>
    <style:style style:name="ce13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spe-sin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anf#</text:p>
          </table:table-cell>
          <table:table-cell office:value-type="string" calcext:value-type="string">
            <text:p>Supplier Part No</text:p>
          </table:table-cell>
          <table:table-cell office:value-type="string" calcext:value-type="string">
            <text:p>Board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R_1005M</text:p>
          </table:table-cell>
          <table:table-cell table:style-name="ce1" office:value-type="string" calcext:value-type="string">
            <text:p>Applidyne_Resistor:RESC1005X40N</text:p>
          </table:table-cell>
          <table:table-cell table:style-name="ce1"/>
          <table:table-cell table:style-name="ce1" office:value-type="string" calcext:value-type="string">
            <text:p>CRCW04020000Z0ED</text:p>
          </table:table-cell>
          <table:table-cell table:style-name="ce1" office:value-type="float" office:value="1469661" calcext:value-type="float">
            <text:p>1469661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R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MC0063W06030R</text:p>
          </table:table-cell>
          <table:table-cell table:style-name="ce1" office:value-type="float" office:value="9331662" calcext:value-type="float">
            <text:p>9331662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K_1005M</text:p>
          </table:table-cell>
          <table:table-cell table:style-name="ce1" office:value-type="string" calcext:value-type="string">
            <text:p>Applidyne_Resistor:RESC1005X40N</text:p>
          </table:table-cell>
          <table:table-cell table:style-name="ce1"/>
          <table:table-cell table:style-name="ce1" office:value-type="string" calcext:value-type="string">
            <text:p>ERJ2RKF1003X</text:p>
          </table:table-cell>
          <table:table-cell table:style-name="ce1" office:value-type="float" office:value="2302839" calcext:value-type="float">
            <text:p>2302839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12, R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K_1005M</text:p>
          </table:table-cell>
          <table:table-cell table:style-name="ce1" office:value-type="string" calcext:value-type="string">
            <text:p>Applidyne_Resistor:RESC1005X40N</text:p>
          </table:table-cell>
          <table:table-cell table:style-name="ce1"/>
          <table:table-cell table:style-name="ce1" office:value-type="string" calcext:value-type="string">
            <text:p>ERJ2RKF1003X</text:p>
          </table:table-cell>
          <table:table-cell table:style-name="ce1" office:value-type="float" office:value="2302839" calcext:value-type="float">
            <text:p>2302839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K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MC0063W06035100K</text:p>
          </table:table-cell>
          <table:table-cell table:style-name="ce1" office:value-type="float" office:value="9331719" calcext:value-type="float">
            <text:p>9331719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4, C6, C8, C12, C14, C16, C19, C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0n_X7R_1005M</text:p>
          </table:table-cell>
          <table:table-cell table:style-name="ce1" office:value-type="string" calcext:value-type="string">
            <text:p>Applidyne_Capacitor:CAPC1005X60N</text:p>
          </table:table-cell>
          <table:table-cell table:style-name="ce1"/>
          <table:table-cell table:style-name="ce1" office:value-type="string" calcext:value-type="string">
            <text:p>CGA2B3X7R1H104K050BB</text:p>
          </table:table-cell>
          <table:table-cell table:style-name="ce1" office:value-type="float" office:value="2210822" calcext:value-type="float">
            <text:p>2210822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1, C6, C8, C12, C14, C16, C19, C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0n_X7R_1005M</text:p>
          </table:table-cell>
          <table:table-cell table:style-name="ce1" office:value-type="string" calcext:value-type="string">
            <text:p>Applidyne_Capacitor:CAPC1005X60N</text:p>
          </table:table-cell>
          <table:table-cell table:style-name="ce1"/>
          <table:table-cell table:style-name="ce1" office:value-type="string" calcext:value-type="string">
            <text:p>CGA2B3X7R1H104K050BB</text:p>
          </table:table-cell>
          <table:table-cell table:style-name="ce1" office:value-type="float" office:value="2210822" calcext:value-type="float">
            <text:p>2210822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n_X7R_1608M</text:p>
          </table:table-cell>
          <table:table-cell table:style-name="ce1" office:value-type="string" calcext:value-type="string">
            <text:p>Applidyne_Capacitor:CAPC1608X90N</text:p>
          </table:table-cell>
          <table:table-cell table:style-name="ce1"/>
          <table:table-cell table:style-name="ce1" office:value-type="string" calcext:value-type="string">
            <text:p>C0603C104K5RACAUTO</text:p>
          </table:table-cell>
          <table:table-cell table:style-name="ce1" office:value-type="float" office:value="2070398" calcext:value-type="float">
            <text:p>2070398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n_X7R_1608M</text:p>
          </table:table-cell>
          <table:table-cell table:style-name="ce1" office:value-type="string" calcext:value-type="string">
            <text:p>Applidyne_Capacitor:CAPC1608X90N</text:p>
          </table:table-cell>
          <table:table-cell table:style-name="ce1"/>
          <table:table-cell table:style-name="ce1" office:value-type="string" calcext:value-type="string">
            <text:p>C0603C104K5RACAUTO</text:p>
          </table:table-cell>
          <table:table-cell table:style-name="ce1" office:value-type="float" office:value="2070398" calcext:value-type="float">
            <text:p>2070398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R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MC0063W06035100R</text:p>
          </table:table-cell>
          <table:table-cell table:style-name="ce1" office:value-type="float" office:value="9331689" calcext:value-type="float">
            <text:p>9331689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R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MC0063W06035100R</text:p>
          </table:table-cell>
          <table:table-cell table:style-name="ce1" office:value-type="float" office:value="9331689" calcext:value-type="float">
            <text:p>9331689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7K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ERJ-3EKF1073V</text:p>
          </table:table-cell>
          <table:table-cell table:style-name="ce1" office:value-type="string" calcext:value-type="string">
            <text:p>P107KHCT-ND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3, R6, R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K0_1005M</text:p>
          </table:table-cell>
          <table:table-cell table:style-name="ce1" office:value-type="string" calcext:value-type="string">
            <text:p>Applidyne_Resistor:RESC1005X40N</text:p>
          </table:table-cell>
          <table:table-cell table:style-name="ce1"/>
          <table:table-cell table:style-name="ce1" office:value-type="string" calcext:value-type="string">
            <text:p>CRCW040210K0FKED</text:p>
          </table:table-cell>
          <table:table-cell table:style-name="ce1" office:value-type="float" office:value="1469669" calcext:value-type="float">
            <text:p>1469669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27, R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K0_1005M</text:p>
          </table:table-cell>
          <table:table-cell table:style-name="ce1" office:value-type="string" calcext:value-type="string">
            <text:p>Applidyne_Resistor:RESC1005X40N</text:p>
          </table:table-cell>
          <table:table-cell table:style-name="ce1"/>
          <table:table-cell table:style-name="ce1" office:value-type="string" calcext:value-type="string">
            <text:p>CRCW040210K0FKED</text:p>
          </table:table-cell>
          <table:table-cell table:style-name="ce1" office:value-type="float" office:value="1469669" calcext:value-type="float">
            <text:p>1469669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K0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CRGH0603F10K</text:p>
          </table:table-cell>
          <table:table-cell table:style-name="ce1" office:value-type="float" office:value="2332016" calcext:value-type="float">
            <text:p>2332016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1, R2, R3, R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K0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CRGH0603F10K</text:p>
          </table:table-cell>
          <table:table-cell table:style-name="ce1" office:value-type="float" office:value="2332016" calcext:value-type="float">
            <text:p>2332016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20, R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K2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RC0603FR-0710K2L</text:p>
          </table:table-cell>
          <table:table-cell table:style-name="ce1" office:value-type="string" calcext:value-type="string">
            <text:p>311-10.2KHRCT-ND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20, R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K2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RC0603FR-0710K2L</text:p>
          </table:table-cell>
          <table:table-cell table:style-name="ce1" office:value-type="string" calcext:value-type="string">
            <text:p>311-10.2KHRCT-ND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13, C15, C17, C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n_X7R_1005M</text:p>
          </table:table-cell>
          <table:table-cell table:style-name="ce1" office:value-type="string" calcext:value-type="string">
            <text:p>Applidyne_Capacitor:CAPC1005X60N</text:p>
          </table:table-cell>
          <table:table-cell table:style-name="ce1"/>
          <table:table-cell table:style-name="ce1" office:value-type="string" calcext:value-type="string">
            <text:p>C0402C103K5RACTU</text:p>
          </table:table-cell>
          <table:table-cell table:style-name="ce1" office:value-type="float" office:value="1414575" calcext:value-type="float">
            <text:p>1414575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13, C15, C17, C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n_X7R_1005M</text:p>
          </table:table-cell>
          <table:table-cell table:style-name="ce1" office:value-type="string" calcext:value-type="string">
            <text:p>Applidyne_Capacitor:CAPC1005X60N</text:p>
          </table:table-cell>
          <table:table-cell table:style-name="ce1"/>
          <table:table-cell table:style-name="ce1" office:value-type="string" calcext:value-type="string">
            <text:p>C0402C103K5RACTU</text:p>
          </table:table-cell>
          <table:table-cell table:style-name="ce1" office:value-type="float" office:value="1414575" calcext:value-type="float">
            <text:p>1414575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R_1005M</text:p>
          </table:table-cell>
          <table:table-cell table:style-name="ce1" office:value-type="string" calcext:value-type="string">
            <text:p>Applidyne_Resistor:RESC1005X40N</text:p>
          </table:table-cell>
          <table:table-cell table:style-name="ce1"/>
          <table:table-cell table:style-name="ce1" office:value-type="string" calcext:value-type="string">
            <text:p>CRCW040210R0FKED</text:p>
          </table:table-cell>
          <table:table-cell table:style-name="ce1" office:value-type="float" office:value="1652742" calcext:value-type="float">
            <text:p>1652742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u_X5R_2012M_50V</text:p>
          </table:table-cell>
          <table:table-cell table:style-name="ce1" office:value-type="string" calcext:value-type="string">
            <text:p>Applidyne_Capacitor:CAPC2012X110N</text:p>
          </table:table-cell>
          <table:table-cell table:style-name="ce1"/>
          <table:table-cell table:style-name="ce1" office:value-type="string" calcext:value-type="string">
            <text:p>GRM21BR61H106ME43L</text:p>
          </table:table-cell>
          <table:table-cell table:style-name="ce1" office:value-type="string" calcext:value-type="string">
            <text:p>490-18664-1-ND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u_X5R_2012M_50V</text:p>
          </table:table-cell>
          <table:table-cell table:style-name="ce1" office:value-type="string" calcext:value-type="string">
            <text:p>Applidyne_Capacitor:CAPC2012X110N</text:p>
          </table:table-cell>
          <table:table-cell table:style-name="ce1"/>
          <table:table-cell table:style-name="ce1" office:value-type="string" calcext:value-type="string">
            <text:p>GRM21BR61H106ME43L</text:p>
          </table:table-cell>
          <table:table-cell table:style-name="ce1" office:value-type="string" calcext:value-type="string">
            <text:p>490-18664-1-ND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2, C18, C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u_X7R_2012M</text:p>
          </table:table-cell>
          <table:table-cell table:style-name="ce1" office:value-type="string" calcext:value-type="string">
            <text:p>Applidyne_Capacitor:CAPC2012X110N</text:p>
          </table:table-cell>
          <table:table-cell table:style-name="ce1"/>
          <table:table-cell table:style-name="ce1" office:value-type="string" calcext:value-type="string">
            <text:p>MC0805B106K6R3CT</text:p>
          </table:table-cell>
          <table:table-cell table:style-name="ce1" office:value-type="float" office:value="2320851" calcext:value-type="float">
            <text:p>2320851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4, C18, C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u_X7R_2012M</text:p>
          </table:table-cell>
          <table:table-cell table:style-name="ce1" office:value-type="string" calcext:value-type="string">
            <text:p>Applidyne_Capacitor:CAPC2012X110N</text:p>
          </table:table-cell>
          <table:table-cell table:style-name="ce1"/>
          <table:table-cell table:style-name="ce1" office:value-type="string" calcext:value-type="string">
            <text:p>MC0805B106K6R3CT</text:p>
          </table:table-cell>
          <table:table-cell table:style-name="ce1" office:value-type="float" office:value="2320851" calcext:value-type="float">
            <text:p>2320851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K_1005M</text:p>
          </table:table-cell>
          <table:table-cell table:style-name="ce1" office:value-type="string" calcext:value-type="string">
            <text:p>Applidyne_Resistor:RESC1005X40N</text:p>
          </table:table-cell>
          <table:table-cell table:style-name="ce1"/>
          <table:table-cell table:style-name="ce1" office:value-type="string" calcext:value-type="string">
            <text:p>RC0402FR-0713KL</text:p>
          </table:table-cell>
          <table:table-cell table:style-name="ce1" office:value-type="string" calcext:value-type="string">
            <text:p>311-13.0KLRCT-ND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K_1005M</text:p>
          </table:table-cell>
          <table:table-cell table:style-name="ce1" office:value-type="string" calcext:value-type="string">
            <text:p>Applidyne_Resistor:RESC1005X40N</text:p>
          </table:table-cell>
          <table:table-cell table:style-name="ce1"/>
          <table:table-cell table:style-name="ce1" office:value-type="string" calcext:value-type="string">
            <text:p>RC0402FR-0713KL</text:p>
          </table:table-cell>
          <table:table-cell table:style-name="ce1" office:value-type="string" calcext:value-type="string">
            <text:p>311-13.0KLRCT-ND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5K_1005M</text:p>
          </table:table-cell>
          <table:table-cell table:style-name="ce1" office:value-type="string" calcext:value-type="string">
            <text:p>Applidyne_Resistor:RESC1005X40N</text:p>
          </table:table-cell>
          <table:table-cell table:style-name="ce1"/>
          <table:table-cell table:style-name="ce1" office:value-type="string" calcext:value-type="string">
            <text:p>ERJ2RKF1502X</text:p>
          </table:table-cell>
          <table:table-cell table:style-name="ce1" office:value-type="float" office:value="2302754" calcext:value-type="float">
            <text:p>2302754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V_500mW_SOD123</text:p>
          </table:table-cell>
          <table:table-cell table:style-name="ce1" office:value-type="string" calcext:value-type="string">
            <text:p>Applidyne_SOD:SOD3715X145N</text:p>
          </table:table-cell>
          <table:table-cell table:style-name="ce1"/>
          <table:table-cell table:style-name="ce1" office:value-type="string" calcext:value-type="string">
            <text:p>MMSZ5246B-7-F</text:p>
          </table:table-cell>
          <table:table-cell table:style-name="ce1" office:value-type="string" calcext:value-type="string">
            <text:p>MMSZ5246B-FDICT-ND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16, R21, R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K00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MCHP03W8F1001T5E</text:p>
          </table:table-cell>
          <table:table-cell table:style-name="ce1" office:value-type="float" office:value="1576283" calcext:value-type="float">
            <text:p>1576283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16, R21, R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K00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MCHP03W8F1001T5E</text:p>
          </table:table-cell>
          <table:table-cell table:style-name="ce1" office:value-type="float" office:value="1576283" calcext:value-type="float">
            <text:p>1576283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10, R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K5_1005M</text:p>
          </table:table-cell>
          <table:table-cell table:style-name="ce1" office:value-type="string" calcext:value-type="string">
            <text:p>Applidyne_Resistor:RESC1005X40N</text:p>
          </table:table-cell>
          <table:table-cell table:style-name="ce1"/>
          <table:table-cell table:style-name="ce1" office:value-type="string" calcext:value-type="string">
            <text:p>CRCW04021K50FKED</text:p>
          </table:table-cell>
          <table:table-cell table:style-name="ce1" office:value-type="float" office:value="1653201" calcext:value-type="float">
            <text:p>1653201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10, R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K5_1005M</text:p>
          </table:table-cell>
          <table:table-cell table:style-name="ce1" office:value-type="string" calcext:value-type="string">
            <text:p>Applidyne_Resistor:RESC1005X40N</text:p>
          </table:table-cell>
          <table:table-cell table:style-name="ce1"/>
          <table:table-cell table:style-name="ce1" office:value-type="string" calcext:value-type="string">
            <text:p>CRCW04021K50FKED</text:p>
          </table:table-cell>
          <table:table-cell table:style-name="ce1" office:value-type="float" office:value="1653201" calcext:value-type="float">
            <text:p>1653201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M_1005M</text:p>
          </table:table-cell>
          <table:table-cell table:style-name="ce1" office:value-type="string" calcext:value-type="string">
            <text:p>Applidyne_Resistor:RESC1005X40N</text:p>
          </table:table-cell>
          <table:table-cell table:style-name="ce1"/>
          <table:table-cell table:style-name="ce1" office:value-type="string" calcext:value-type="string">
            <text:p>CRCW04021M00FKED</text:p>
          </table:table-cell>
          <table:table-cell table:style-name="ce1" office:value-type="float" office:value="1469667" calcext:value-type="float">
            <text:p>1469667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M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CRCW06031M00FKEA</text:p>
          </table:table-cell>
          <table:table-cell table:style-name="ce1" office:value-type="float" office:value="1469746" calcext:value-type="float">
            <text:p>1469746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M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CRCW06031M00FKEA</text:p>
          </table:table-cell>
          <table:table-cell table:style-name="ce1" office:value-type="float" office:value="1469746" calcext:value-type="float">
            <text:p>1469746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n_X7R_1005M</text:p>
          </table:table-cell>
          <table:table-cell table:style-name="ce1" office:value-type="string" calcext:value-type="string">
            <text:p>Applidyne_Capacitor:CAPC1005X60N</text:p>
          </table:table-cell>
          <table:table-cell table:style-name="ce1"/>
          <table:table-cell table:style-name="ce1" office:value-type="string" calcext:value-type="string">
            <text:p>C0402C102K5RACTU</text:p>
          </table:table-cell>
          <table:table-cell table:style-name="ce1" office:value-type="float" office:value="1414573" calcext:value-type="float">
            <text:p>1414573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2, C3, C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n_X7R_1005M</text:p>
          </table:table-cell>
          <table:table-cell table:style-name="ce1" office:value-type="string" calcext:value-type="string">
            <text:p>Applidyne_Capacitor:CAPC1005X60N</text:p>
          </table:table-cell>
          <table:table-cell table:style-name="ce1"/>
          <table:table-cell table:style-name="ce1" office:value-type="string" calcext:value-type="string">
            <text:p>C0402C102K5RACTU</text:p>
          </table:table-cell>
          <table:table-cell table:style-name="ce1" office:value-type="float" office:value="1414573" calcext:value-type="float">
            <text:p>1414573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29, C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n_X7R_3216M_2kV</text:p>
          </table:table-cell>
          <table:table-cell table:style-name="ce1" office:value-type="string" calcext:value-type="string">
            <text:p>Applidyne_Capacitor:CAPC3216X135N</text:p>
          </table:table-cell>
          <table:table-cell table:style-name="ce1"/>
          <table:table-cell table:style-name="ce1" office:value-type="string" calcext:value-type="string">
            <text:p>KGM31AR73D102KU</text:p>
          </table:table-cell>
          <table:table-cell table:style-name="ce1" office:value-type="string" calcext:value-type="string">
            <text:p>478-KGM31AR73D102KUCT-ND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29, C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n_X7R_3216M_2kV</text:p>
          </table:table-cell>
          <table:table-cell table:style-name="ce1" office:value-type="string" calcext:value-type="string">
            <text:p>Applidyne_Capacitor:CAPC3216X135N</text:p>
          </table:table-cell>
          <table:table-cell table:style-name="ce1"/>
          <table:table-cell table:style-name="ce1" office:value-type="string" calcext:value-type="string">
            <text:p>KGM31AR73D102KU</text:p>
          </table:table-cell>
          <table:table-cell table:style-name="ce1" office:value-type="string" calcext:value-type="string">
            <text:p>478-KGM31AR73D102KUCT-ND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7, C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u_X5R_1005M</text:p>
          </table:table-cell>
          <table:table-cell table:style-name="ce1" office:value-type="string" calcext:value-type="string">
            <text:p>Applidyne_Capacitor:CAPC1005X60N</text:p>
          </table:table-cell>
          <table:table-cell table:style-name="ce1"/>
          <table:table-cell table:style-name="ce1" office:value-type="string" calcext:value-type="string">
            <text:p>C1005X5R1V105K050BC</text:p>
          </table:table-cell>
          <table:table-cell table:style-name="ce1" office:value-type="float" office:value="2346885" calcext:value-type="float">
            <text:p>2346885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u_X5R_1005M</text:p>
          </table:table-cell>
          <table:table-cell table:style-name="ce1" office:value-type="string" calcext:value-type="string">
            <text:p>Applidyne_Capacitor:CAPC1005X60N</text:p>
          </table:table-cell>
          <table:table-cell table:style-name="ce1"/>
          <table:table-cell table:style-name="ce1" office:value-type="string" calcext:value-type="string">
            <text:p>C1005X5R1V105K050BC</text:p>
          </table:table-cell>
          <table:table-cell table:style-name="ce1" office:value-type="float" office:value="2346885" calcext:value-type="float">
            <text:p>2346885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5, C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u_X7R_1608M</text:p>
          </table:table-cell>
          <table:table-cell table:style-name="ce1" office:value-type="string" calcext:value-type="string">
            <text:p>Applidyne_Capacitor:CAPC1608X90N</text:p>
          </table:table-cell>
          <table:table-cell table:style-name="ce1"/>
          <table:table-cell table:style-name="ce1" office:value-type="string" calcext:value-type="string">
            <text:p>GRM188R61H105KAALD</text:p>
          </table:table-cell>
          <table:table-cell table:style-name="ce1" office:value-type="float" office:value="1845736" calcext:value-type="float">
            <text:p>1845736</text:p>
          </table:table-cell>
          <table:table-cell table:style-name="ce1" office:value-type="string" calcext:value-type="string">
            <text:p>ps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R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K0_1608M</text:p>
          </table:table-cell>
          <table:table-cell table:style-name="ce1" office:value-type="string" calcext:value-type="string">
            <text:p>Applidyne_Resistor:RESC1608X50N</text:p>
          </table:table-cell>
          <table:table-cell table:style-name="ce1"/>
          <table:table-cell table:style-name="ce1" office:value-type="string" calcext:value-type="string">
            <text:p>CPF-A-0603B20KE1</text:p>
          </table:table-cell>
          <table:table-cell table:style-name="ce1" office:value-type="float" office:value="2577005" calcext:value-type="float">
            <text:p>2577005</text:p>
          </table:table-cell>
          <table:table-cell table:style-name="ce1" office:value-type="string" calcext:value-type="string">
            <text:p>sink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C22, C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_X7R_1608M</text:p>
          </table:table-cell>
          <table:table-cell office:value-type="string" calcext:value-type="string">
            <text:p>Applidyne_Capacitor:CAPC1608X90N</text:p>
          </table:table-cell>
          <table:table-cell/>
          <table:table-cell office:value-type="string" calcext:value-type="string">
            <text:p>C1608X7R1C224K080AC</text:p>
          </table:table-cell>
          <table:table-cell office:value-type="float" office:value="2346897" calcext:value-type="float">
            <text:p>2346897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2, C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_X7R_1608M</text:p>
          </table:table-cell>
          <table:table-cell office:value-type="string" calcext:value-type="string">
            <text:p>Applidyne_Capacitor:CAPC1608X90N</text:p>
          </table:table-cell>
          <table:table-cell/>
          <table:table-cell office:value-type="string" calcext:value-type="string">
            <text:p>C1608X7R1C224K080AC</text:p>
          </table:table-cell>
          <table:table-cell office:value-type="float" office:value="2346897" calcext:value-type="float">
            <text:p>2346897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0, 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_X7R_1608M</text:p>
          </table:table-cell>
          <table:table-cell office:value-type="string" calcext:value-type="string">
            <text:p>Applidyne_Capacitor:CAPC1608X90N</text:p>
          </table:table-cell>
          <table:table-cell/>
          <table:table-cell office:value-type="string" calcext:value-type="string">
            <text:p>MC0603N220K500CT</text:p>
          </table:table-cell>
          <table:table-cell office:value-type="float" office:value="2309012" calcext:value-type="float">
            <text:p>2309012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0, 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_X7R_1608M</text:p>
          </table:table-cell>
          <table:table-cell office:value-type="string" calcext:value-type="string">
            <text:p>Applidyne_Capacitor:CAPC1608X90N</text:p>
          </table:table-cell>
          <table:table-cell/>
          <table:table-cell office:value-type="string" calcext:value-type="string">
            <text:p>MC0603N220K500CT</text:p>
          </table:table-cell>
          <table:table-cell office:value-type="float" office:value="2309012" calcext:value-type="float">
            <text:p>2309012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R_1608M</text:p>
          </table:table-cell>
          <table:table-cell office:value-type="string" calcext:value-type="string">
            <text:p>Applidyne_Resistor:RESC1608X50N</text:p>
          </table:table-cell>
          <table:table-cell/>
          <table:table-cell office:value-type="string" calcext:value-type="string">
            <text:p>MC0063W060314R22</text:p>
          </table:table-cell>
          <table:table-cell office:value-type="float" office:value="2141539" calcext:value-type="float">
            <text:p>2141539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, C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_X5R_2012M</text:p>
          </table:table-cell>
          <table:table-cell office:value-type="string" calcext:value-type="string">
            <text:p>Applidyne_Capacitor:CAPC2012X110N</text:p>
          </table:table-cell>
          <table:table-cell/>
          <table:table-cell office:value-type="string" calcext:value-type="string">
            <text:p>GRM21BR61E226ME44L</text:p>
          </table:table-cell>
          <table:table-cell office:value-type="float" office:value="1907510" calcext:value-type="float">
            <text:p>1907510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K1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CRCW040226K1FKEDHP</text:p>
          </table:table-cell>
          <table:table-cell office:value-type="string" calcext:value-type="string">
            <text:p>541-26.1KY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K1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CRCW040226K1FKEDHP</text:p>
          </table:table-cell>
          <table:table-cell office:value-type="string" calcext:value-type="string">
            <text:p>541-26.1KYCT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40_1608M</text:p>
          </table:table-cell>
          <table:table-cell office:value-type="string" calcext:value-type="string">
            <text:p>Applidyne_Resistor:RESC1608X50N</text:p>
          </table:table-cell>
          <table:table-cell/>
          <table:table-cell office:value-type="string" calcext:value-type="string">
            <text:p>MC0063W060312K4</text:p>
          </table:table-cell>
          <table:table-cell office:value-type="float" office:value="9330879" calcext:value-type="float">
            <text:p>9330879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40_1608M</text:p>
          </table:table-cell>
          <table:table-cell office:value-type="string" calcext:value-type="string">
            <text:p>Applidyne_Resistor:RESC1608X50N</text:p>
          </table:table-cell>
          <table:table-cell/>
          <table:table-cell office:value-type="string" calcext:value-type="string">
            <text:p>MC0063W060312K4</text:p>
          </table:table-cell>
          <table:table-cell office:value-type="float" office:value="9330879" calcext:value-type="float">
            <text:p>9330879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7002P</text:p>
          </table:table-cell>
          <table:table-cell office:value-type="string" calcext:value-type="string">
            <text:p>Applidyne_SOT:SOT95P240X110-3L16N</text:p>
          </table:table-cell>
          <table:table-cell/>
          <table:table-cell office:value-type="string" calcext:value-type="string">
            <text:p><text:s/>2N7002,215</text:p>
          </table:table-cell>
          <table:table-cell office:value-type="string" calcext:value-type="string">
            <text:p><text:s/>436-7379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7002P</text:p>
          </table:table-cell>
          <table:table-cell office:value-type="string" calcext:value-type="string">
            <text:p>Applidyne_SOT:SOT95P240X110-3L16N</text:p>
          </table:table-cell>
          <table:table-cell/>
          <table:table-cell office:value-type="string" calcext:value-type="string">
            <text:p><text:s/>2N7002,215</text:p>
          </table:table-cell>
          <table:table-cell office:value-type="string" calcext:value-type="string">
            <text:p><text:s/>436-7379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_X7R_1005M</text:p>
          </table:table-cell>
          <table:table-cell office:value-type="string" calcext:value-type="string">
            <text:p>Applidyne_Capacitor:CAPC1005X60N</text:p>
          </table:table-cell>
          <table:table-cell/>
          <table:table-cell office:value-type="string" calcext:value-type="string">
            <text:p>GRM155R71H331KA01D</text:p>
          </table:table-cell>
          <table:table-cell office:value-type="float" office:value="2494212" calcext:value-type="float">
            <text:p>2494212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K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ERA-2AEB363X</text:p>
          </table:table-cell>
          <table:table-cell office:value-type="string" calcext:value-type="string">
            <text:p>P36KDC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K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ERA-2AEB363X</text:p>
          </table:table-cell>
          <table:table-cell office:value-type="string" calcext:value-type="string">
            <text:p>P36KDCCT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K2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ERJ2RKF4022X</text:p>
          </table:table-cell>
          <table:table-cell office:value-type="string" calcext:value-type="string">
            <text:p>P40.2KL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ERJ2GEJ474X</text:p>
          </table:table-cell>
          <table:table-cell office:value-type="string" calcext:value-type="string">
            <text:p>P470KJ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_X5R_1005M</text:p>
          </table:table-cell>
          <table:table-cell office:value-type="string" calcext:value-type="string">
            <text:p>Applidyne_Capacitor:CAPC1005X60N</text:p>
          </table:table-cell>
          <table:table-cell/>
          <table:table-cell office:value-type="string" calcext:value-type="string">
            <text:p>GRM155R61A474KE15</text:p>
          </table:table-cell>
          <table:table-cell office:value-type="float" office:value="1828863" calcext:value-type="float">
            <text:p>1828863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_X5R_1005M</text:p>
          </table:table-cell>
          <table:table-cell office:value-type="string" calcext:value-type="string">
            <text:p>Applidyne_Capacitor:CAPC1005X60N</text:p>
          </table:table-cell>
          <table:table-cell/>
          <table:table-cell office:value-type="string" calcext:value-type="string">
            <text:p>GRM155R61A474KE15</text:p>
          </table:table-cell>
          <table:table-cell office:value-type="float" office:value="1828863" calcext:value-type="float">
            <text:p>1828863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_X7R_2012M_100V</text:p>
          </table:table-cell>
          <table:table-cell office:value-type="string" calcext:value-type="string">
            <text:p>Applidyne_Capacitor:CAPC2012X110N</text:p>
          </table:table-cell>
          <table:table-cell/>
          <table:table-cell office:value-type="string" calcext:value-type="string">
            <text:p>08051C474K4T4A</text:p>
          </table:table-cell>
          <table:table-cell office:value-type="string" calcext:value-type="string">
            <text:p>581-08051C474K4T4A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_X7R_2012M_100V</text:p>
          </table:table-cell>
          <table:table-cell office:value-type="string" calcext:value-type="string">
            <text:p>Applidyne_Capacitor:CAPC2012X110N</text:p>
          </table:table-cell>
          <table:table-cell/>
          <table:table-cell office:value-type="string" calcext:value-type="string">
            <text:p>08051C474K4T4A</text:p>
          </table:table-cell>
          <table:table-cell office:value-type="string" calcext:value-type="string">
            <text:p>581-08051C474K4T4A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RC0402FR-0747KL</text:p>
          </table:table-cell>
          <table:table-cell office:value-type="float" office:value="9239430" calcext:value-type="float">
            <text:p>9239430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2, R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R9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ERJ-2RKD49R9X</text:p>
          </table:table-cell>
          <table:table-cell office:value-type="string" calcext:value-type="string">
            <text:p>P15987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2, R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R9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ERJ-2RKD49R9X</text:p>
          </table:table-cell>
          <table:table-cell office:value-type="string" calcext:value-type="string">
            <text:p>P15987CT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_1608M</text:p>
          </table:table-cell>
          <table:table-cell office:value-type="string" calcext:value-type="string">
            <text:p>Applidyne_Resistor:RESC1608X50N</text:p>
          </table:table-cell>
          <table:table-cell/>
          <table:table-cell office:value-type="string" calcext:value-type="string">
            <text:p>MC0063W060354K7</text:p>
          </table:table-cell>
          <table:table-cell office:value-type="float" office:value="9332154" calcext:value-type="float">
            <text:p>9332154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_1608M</text:p>
          </table:table-cell>
          <table:table-cell office:value-type="string" calcext:value-type="string">
            <text:p>Applidyne_Resistor:RESC1608X50N</text:p>
          </table:table-cell>
          <table:table-cell/>
          <table:table-cell office:value-type="string" calcext:value-type="string">
            <text:p>MC0063W060354K7</text:p>
          </table:table-cell>
          <table:table-cell office:value-type="float" office:value="9332154" calcext:value-type="float">
            <text:p>9332154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3, R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_QUAD_ARRAY_1608M</text:p>
          </table:table-cell>
          <table:table-cell office:value-type="string" calcext:value-type="string">
            <text:p>Applidyne_Resistor:R_Array_Concave_4x1608M</text:p>
          </table:table-cell>
          <table:table-cell/>
          <table:table-cell office:value-type="string" calcext:value-type="string">
            <text:p>EXB38V472JV</text:p>
          </table:table-cell>
          <table:table-cell office:value-type="string" calcext:value-type="string">
            <text:p>2060105RL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3, R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_QUAD_ARRAY_1608M</text:p>
          </table:table-cell>
          <table:table-cell office:value-type="string" calcext:value-type="string">
            <text:p>Applidyne_Resistor:R_Array_Concave_4x1608M</text:p>
          </table:table-cell>
          <table:table-cell/>
          <table:table-cell office:value-type="string" calcext:value-type="string">
            <text:p>EXB38V472JV</text:p>
          </table:table-cell>
          <table:table-cell office:value-type="string" calcext:value-type="string">
            <text:p>2060105RL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n_X7R_1608M</text:p>
          </table:table-cell>
          <table:table-cell office:value-type="string" calcext:value-type="string">
            <text:p>Applidyne_Capacitor:CAPC1608X90N</text:p>
          </table:table-cell>
          <table:table-cell/>
          <table:table-cell office:value-type="string" calcext:value-type="string">
            <text:p>C0603C563K5RACTU</text:p>
          </table:table-cell>
          <table:table-cell office:value-type="float" office:value="1865538" calcext:value-type="float">
            <text:p>1865538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8, R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CRCW04025K10FKED</text:p>
          </table:table-cell>
          <table:table-cell office:value-type="string" calcext:value-type="string">
            <text:p>541-5.10KL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8, R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CRCW04025K10FKED</text:p>
          </table:table-cell>
          <table:table-cell office:value-type="string" calcext:value-type="string">
            <text:p>541-5.10KLCT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RC0402FR-07680KL</text:p>
          </table:table-cell>
          <table:table-cell office:value-type="string" calcext:value-type="string">
            <text:p>YAG3211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_1005M</text:p>
          </table:table-cell>
          <table:table-cell office:value-type="string" calcext:value-type="string">
            <text:p>Applidyne_Resistor:RESC1005X40N</text:p>
          </table:table-cell>
          <table:table-cell/>
          <table:table-cell office:value-type="string" calcext:value-type="string">
            <text:p>RC0402FR-07680KL</text:p>
          </table:table-cell>
          <table:table-cell office:value-type="string" calcext:value-type="string">
            <text:p>YAG3211CT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V2_500mW_SOD123</text:p>
          </table:table-cell>
          <table:table-cell office:value-type="string" calcext:value-type="string">
            <text:p>Applidyne_SOD:SOD3715X145N</text:p>
          </table:table-cell>
          <table:table-cell/>
          <table:table-cell office:value-type="string" calcext:value-type="string">
            <text:p>MMSZ5234B-7-F</text:p>
          </table:table-cell>
          <table:table-cell office:value-type="float" office:value="2306178" calcext:value-type="float">
            <text:p>2306178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1K_1608M</text:p>
          </table:table-cell>
          <table:table-cell office:value-type="string" calcext:value-type="string">
            <text:p>Applidyne_Resistor:RESC1608X50N</text:p>
          </table:table-cell>
          <table:table-cell/>
          <table:table-cell office:value-type="string" calcext:value-type="string">
            <text:p>ERJPA3F9102V</text:p>
          </table:table-cell>
          <table:table-cell office:value-type="string" calcext:value-type="string">
            <text:p>2335960RL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09_1608M</text:p>
          </table:table-cell>
          <table:table-cell office:value-type="string" calcext:value-type="string">
            <text:p>Applidyne_Resistor:RESC1608X50N</text:p>
          </table:table-cell>
          <table:table-cell/>
          <table:table-cell office:value-type="string" calcext:value-type="string">
            <text:p>MCWF06W9091BTL</text:p>
          </table:table-cell>
          <table:table-cell office:value-type="float" office:value="2339315" calcext:value-type="float">
            <text:p>2339315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N1110</text:p>
          </table:table-cell>
          <table:table-cell office:value-type="string" calcext:value-type="string">
            <text:p>Applidyne_QFN:QFN50P600X600X100-40T350X350N</text:p>
          </table:table-cell>
          <table:table-cell/>
          <table:table-cell office:value-type="string" calcext:value-type="string">
            <text:p>ADIN1110BCPZ-R7</text:p>
          </table:table-cell>
          <table:table-cell office:value-type="string" calcext:value-type="string">
            <text:p>505-ADIN1110BCPZ-R7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N1110</text:p>
          </table:table-cell>
          <table:table-cell office:value-type="string" calcext:value-type="string">
            <text:p>Applidyne_QFN:QFN50P600X600X100-40T350X350N</text:p>
          </table:table-cell>
          <table:table-cell/>
          <table:table-cell office:value-type="string" calcext:value-type="string">
            <text:p>ADIN1110BCPZ-R7</text:p>
          </table:table-cell>
          <table:table-cell office:value-type="string" calcext:value-type="string">
            <text:p>505-ADIN1110BCPZ-R7CT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3.3</text:p>
          </table:table-cell>
          <table:table-cell office:value-type="string" calcext:value-type="string">
            <text:p>Applidyne_SOT:SOT95P280X145-5L30N</text:p>
          </table:table-cell>
          <table:table-cell/>
          <table:table-cell office:value-type="string" calcext:value-type="string">
            <text:p>AP2112K-3.3TRG1</text:p>
          </table:table-cell>
          <table:table-cell office:value-type="string" calcext:value-type="string">
            <text:p>621-AP2112K-3.3TRG1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3.3</text:p>
          </table:table-cell>
          <table:table-cell office:value-type="string" calcext:value-type="string">
            <text:p>Applidyne_SOT:SOT95P280X145-5L30N</text:p>
          </table:table-cell>
          <table:table-cell/>
          <table:table-cell office:value-type="string" calcext:value-type="string">
            <text:p>AP2112K-3.3TRG1</text:p>
          </table:table-cell>
          <table:table-cell office:value-type="string" calcext:value-type="string">
            <text:p>621-AP2112K-3.3TRG1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375-33</text:p>
          </table:table-cell>
          <table:table-cell office:value-type="string" calcext:value-type="string">
            <text:p>Applidyne_SOT:SOT95P240X110-3L16N</text:p>
          </table:table-cell>
          <table:table-cell/>
          <table:table-cell office:value-type="string" calcext:value-type="string">
            <text:p>AP7375-33SA-7</text:p>
          </table:table-cell>
          <table:table-cell office:value-type="string" calcext:value-type="string">
            <text:p>31-AP7375-33SA-7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4C02C-SSHM</text:p>
          </table:table-cell>
          <table:table-cell office:value-type="string" calcext:value-type="string">
            <text:p>Applidyne_SOIC:SOIC127P600X330-8L2N</text:p>
          </table:table-cell>
          <table:table-cell/>
          <table:table-cell office:value-type="string" calcext:value-type="string">
            <text:p>AT24C02C-SSHM</text:p>
          </table:table-cell>
          <table:table-cell office:value-type="float" office:value="1971995" calcext:value-type="float">
            <text:p>1971995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4C02C-SSHM</text:p>
          </table:table-cell>
          <table:table-cell office:value-type="string" calcext:value-type="string">
            <text:p>Applidyne_SOIC:SOIC127P600X330-8L2N</text:p>
          </table:table-cell>
          <table:table-cell/>
          <table:table-cell office:value-type="string" calcext:value-type="string">
            <text:p>AT24C02C-SSHM</text:p>
          </table:table-cell>
          <table:table-cell office:value-type="float" office:value="1971995" calcext:value-type="float">
            <text:p>1971995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431LIB</text:p>
          </table:table-cell>
          <table:table-cell office:value-type="string" calcext:value-type="string">
            <text:p>Applidyne_SOT:SOT95P240X110-3L16N</text:p>
          </table:table-cell>
          <table:table-cell/>
          <table:table-cell office:value-type="string" calcext:value-type="string">
            <text:p>ATL431LIBIDBZR</text:p>
          </table:table-cell>
          <table:table-cell office:value-type="string" calcext:value-type="string">
            <text:p>296-53203-1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40Q-13-F</text:p>
          </table:table-cell>
          <table:table-cell office:value-type="string" calcext:value-type="string">
            <text:p>Applidyne_SOD:SODFL5436X262N</text:p>
          </table:table-cell>
          <table:table-cell/>
          <table:table-cell office:value-type="string" calcext:value-type="string">
            <text:p>B240Q-13-F</text:p>
          </table:table-cell>
          <table:table-cell office:value-type="string" calcext:value-type="string">
            <text:p>B240Q-13-FDI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Applidyne_SOT:SOT95P240X110-3L16N</text:p>
          </table:table-cell>
          <table:table-cell/>
          <table:table-cell office:value-type="string" calcext:value-type="string">
            <text:p>BAV99</text:p>
          </table:table-cell>
          <table:table-cell office:value-type="string" calcext:value-type="string">
            <text:p><text:s/>544-4534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-HD2006L</text:p>
          </table:table-cell>
          <table:table-cell office:value-type="string" calcext:value-type="string">
            <text:p>Applidyne_Device:CD-HD2x(L)</text:p>
          </table:table-cell>
          <table:table-cell/>
          <table:table-cell office:value-type="string" calcext:value-type="string">
            <text:p>CD-HD2006L</text:p>
          </table:table-cell>
          <table:table-cell office:value-type="string" calcext:value-type="string">
            <text:p>118-CD-HD2006L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_MODE_1000uH_800mA_0.3R</text:p>
          </table:table-cell>
          <table:table-cell office:value-type="string" calcext:value-type="string">
            <text:p>Applidyne_Inductor:WE-SL2</text:p>
          </table:table-cell>
          <table:table-cell/>
          <table:table-cell office:value-type="float" office:value="744222" calcext:value-type="float">
            <text:p>744222</text:p>
          </table:table-cell>
          <table:table-cell office:value-type="string" calcext:value-type="string">
            <text:p>732-1485-1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_MODE_1000uH_800mA_0.3R</text:p>
          </table:table-cell>
          <table:table-cell office:value-type="string" calcext:value-type="string">
            <text:p>Applidyne_Inductor:WE-SL2</text:p>
          </table:table-cell>
          <table:table-cell/>
          <table:table-cell office:value-type="float" office:value="744222" calcext:value-type="float">
            <text:p>744222</text:p>
          </table:table-cell>
          <table:table-cell office:value-type="string" calcext:value-type="string">
            <text:p>732-1485-1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Applidyne_Connector_Wurth:61300211121</text:p>
          </table:table-cell>
          <table:table-cell/>
          <table:table-cell office:value-type="float" office:value="61300211121" calcext:value-type="float">
            <text:p>61300211121</text:p>
          </table:table-cell>
          <table:table-cell office:value-type="float" office:value="2356153" calcext:value-type="float">
            <text:p>2356153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1, 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Applidyne_Connector_Wurth:61300211121</text:p>
          </table:table-cell>
          <table:table-cell/>
          <table:table-cell office:value-type="float" office:value="61300211121" calcext:value-type="float">
            <text:p>61300211121</text:p>
          </table:table-cell>
          <table:table-cell office:value-type="float" office:value="2356153" calcext:value-type="float">
            <text:p>2356153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_RA</text:p>
          </table:table-cell>
          <table:table-cell office:value-type="string" calcext:value-type="string">
            <text:p>Applidyne_Connector:CUI_TBL009-254-03</text:p>
          </table:table-cell>
          <table:table-cell/>
          <table:table-cell office:value-type="string" calcext:value-type="string">
            <text:p>TBL009-254-03GY-2GY</text:p>
          </table:table-cell>
          <table:table-cell office:value-type="string" calcext:value-type="string">
            <text:p>102-TBL009-254-03GY-2GY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_RA</text:p>
          </table:table-cell>
          <table:table-cell office:value-type="string" calcext:value-type="string">
            <text:p>Applidyne_Connector:CUI_TBL009-254-03</text:p>
          </table:table-cell>
          <table:table-cell/>
          <table:table-cell office:value-type="string" calcext:value-type="string">
            <text:p>TBL009-254-03GY-2GY</text:p>
          </table:table-cell>
          <table:table-cell office:value-type="string" calcext:value-type="string">
            <text:p>102-TBL009-254-03GY-2GY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PLED_47uH_1500mA_340mOhm</text:p>
          </table:table-cell>
          <table:table-cell office:value-type="string" calcext:value-type="string">
            <text:p>Applidyne_Inductor:WE-MCRI-1040</text:p>
          </table:table-cell>
          <table:table-cell/>
          <table:table-cell office:value-type="float" office:value="7448991470" calcext:value-type="float">
            <text:p>7448991470</text:p>
          </table:table-cell>
          <table:table-cell office:value-type="string" calcext:value-type="string">
            <text:p>732-13378-1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PLED_47uH_1500mA_340mOhm</text:p>
          </table:table-cell>
          <table:table-cell office:value-type="string" calcext:value-type="string">
            <text:p>Applidyne_Inductor:WE-MCRI-1040</text:p>
          </table:table-cell>
          <table:table-cell/>
          <table:table-cell office:value-type="float" office:value="7448991470" calcext:value-type="float">
            <text:p>7448991470</text:p>
          </table:table-cell>
          <table:table-cell office:value-type="string" calcext:value-type="string">
            <text:p>732-13378-1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13A</text:p>
          </table:table-cell>
          <table:table-cell office:value-type="string" calcext:value-type="string">
            <text:p>Applidyne_SOT:SOT95P240X110-3L16N</text:p>
          </table:table-cell>
          <table:table-cell/>
          <table:table-cell office:value-type="string" calcext:value-type="string">
            <text:p>D1213A-02SOL-7</text:p>
          </table:table-cell>
          <table:table-cell office:value-type="string" calcext:value-type="string">
            <text:p>D1213A-02SOL-7DI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13A</text:p>
          </table:table-cell>
          <table:table-cell office:value-type="string" calcext:value-type="string">
            <text:p>Applidyne_SOT:SOT95P240X110-3L16N</text:p>
          </table:table-cell>
          <table:table-cell/>
          <table:table-cell office:value-type="string" calcext:value-type="string">
            <text:p>D1213A-02SOL-7</text:p>
          </table:table-cell>
          <table:table-cell office:value-type="string" calcext:value-type="string">
            <text:p>D1213A-02SOL-7DICT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6350SQ</text:p>
          </table:table-cell>
          <table:table-cell office:value-type="string" calcext:value-type="string">
            <text:p>Applidyne_SOT:SOT95P240X110-3L16N</text:p>
          </table:table-cell>
          <table:table-cell/>
          <table:table-cell office:value-type="string" calcext:value-type="string">
            <text:p>DMP6350SQ-7</text:p>
          </table:table-cell>
          <table:table-cell office:value-type="string" calcext:value-type="string">
            <text:p>621-DMP6350SQ-7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186A3</text:p>
          </table:table-cell>
          <table:table-cell office:value-type="string" calcext:value-type="string">
            <text:p>Applidyne_SOT:SOT23-8P65_280X145L45X30N</text:p>
          </table:table-cell>
          <table:table-cell/>
          <table:table-cell office:value-type="string" calcext:value-type="string">
            <text:p>INA186A3IDDFR</text:p>
          </table:table-cell>
          <table:table-cell office:value-type="string" calcext:value-type="string">
            <text:p>296-INA186A3IDDFR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186A3</text:p>
          </table:table-cell>
          <table:table-cell office:value-type="string" calcext:value-type="string">
            <text:p>Applidyne_SOT:SOT23-8P65_280X145L45X30N</text:p>
          </table:table-cell>
          <table:table-cell/>
          <table:table-cell office:value-type="string" calcext:value-type="string">
            <text:p>INA186A3IDDFR</text:p>
          </table:table-cell>
          <table:table-cell office:value-type="string" calcext:value-type="string">
            <text:p>296-INA186A3IDDFRCT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LUE_1608M</text:p>
          </table:table-cell>
          <table:table-cell office:value-type="string" calcext:value-type="string">
            <text:p>Applidyne_LED:LEDC1608X80L40N</text:p>
          </table:table-cell>
          <table:table-cell/>
          <table:table-cell office:value-type="string" calcext:value-type="string">
            <text:p>5988091107F</text:p>
          </table:table-cell>
          <table:table-cell office:value-type="string" calcext:value-type="string">
            <text:p>350-2037-1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LUE_1608M</text:p>
          </table:table-cell>
          <table:table-cell office:value-type="string" calcext:value-type="string">
            <text:p>Applidyne_LED:LEDC1608X80L40N</text:p>
          </table:table-cell>
          <table:table-cell/>
          <table:table-cell office:value-type="string" calcext:value-type="string">
            <text:p>5988091107F</text:p>
          </table:table-cell>
          <table:table-cell office:value-type="string" calcext:value-type="string">
            <text:p>350-2037-1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REEN_1608M</text:p>
          </table:table-cell>
          <table:table-cell office:value-type="string" calcext:value-type="string">
            <text:p>Applidyne_LED:LEDC1608X80L40N</text:p>
          </table:table-cell>
          <table:table-cell/>
          <table:table-cell office:value-type="string" calcext:value-type="string">
            <text:p>5988070107F</text:p>
          </table:table-cell>
          <table:table-cell office:value-type="float" office:value="1465991" calcext:value-type="float">
            <text:p>1465991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REEN_1608M</text:p>
          </table:table-cell>
          <table:table-cell office:value-type="string" calcext:value-type="string">
            <text:p>Applidyne_LED:LEDC1608X80L40N</text:p>
          </table:table-cell>
          <table:table-cell/>
          <table:table-cell office:value-type="string" calcext:value-type="string">
            <text:p>5988070107F</text:p>
          </table:table-cell>
          <table:table-cell office:value-type="float" office:value="1465991" calcext:value-type="float">
            <text:p>1465991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ED_1608M</text:p>
          </table:table-cell>
          <table:table-cell office:value-type="string" calcext:value-type="string">
            <text:p>Applidyne_LED:LEDC1608X80L40N</text:p>
          </table:table-cell>
          <table:table-cell/>
          <table:table-cell office:value-type="string" calcext:value-type="string">
            <text:p>5988010107F</text:p>
          </table:table-cell>
          <table:table-cell office:value-type="float" office:value="1465988" calcext:value-type="float">
            <text:p>1465988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ED_1608M</text:p>
          </table:table-cell>
          <table:table-cell office:value-type="string" calcext:value-type="string">
            <text:p>Applidyne_LED:LEDC1608X80L40N</text:p>
          </table:table-cell>
          <table:table-cell/>
          <table:table-cell office:value-type="string" calcext:value-type="string">
            <text:p>5988010107F</text:p>
          </table:table-cell>
          <table:table-cell office:value-type="float" office:value="1465988" calcext:value-type="float">
            <text:p>1465988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YELLOW_1608M</text:p>
          </table:table-cell>
          <table:table-cell office:value-type="string" calcext:value-type="string">
            <text:p>Applidyne_LED:LEDC1608X80L40N</text:p>
          </table:table-cell>
          <table:table-cell/>
          <table:table-cell office:value-type="string" calcext:value-type="string">
            <text:p>5988040107F</text:p>
          </table:table-cell>
          <table:table-cell office:value-type="float" office:value="1465989" calcext:value-type="float">
            <text:p>1465989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YELLOW_1608M</text:p>
          </table:table-cell>
          <table:table-cell office:value-type="string" calcext:value-type="string">
            <text:p>Applidyne_LED:LEDC1608X80L40N</text:p>
          </table:table-cell>
          <table:table-cell/>
          <table:table-cell office:value-type="string" calcext:value-type="string">
            <text:p>5988040107F</text:p>
          </table:table-cell>
          <table:table-cell office:value-type="float" office:value="1465989" calcext:value-type="float">
            <text:p>1465989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R41T</text:p>
          </table:table-cell>
          <table:table-cell office:value-type="string" calcext:value-type="string">
            <text:p>Applidyne_SOT:SOT95P240X110-6L16N</text:p>
          </table:table-cell>
          <table:table-cell/>
          <table:table-cell office:value-type="string" calcext:value-type="string">
            <text:p>MCP65R41T-1202E/CHY</text:p>
          </table:table-cell>
          <table:table-cell/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MOD_FUNCTION_BOARD_EDGE</text:p>
          </table:table-cell>
          <table:table-cell office:value-type="string" calcext:value-type="string">
            <text:p>Applidyne_Connector:M.2-MICROMOD-FN-CARD-EDGE</text:p>
          </table:table-cell>
          <table:table-cell table:number-columns-repeated="3"/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MOD_FUNCTION_BOARD_EDGE</text:p>
          </table:table-cell>
          <table:table-cell office:value-type="string" calcext:value-type="string">
            <text:p>Applidyne_Connector:M.2-MICROMOD-FN-CARD-ED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I50010YT1G</text:p>
          </table:table-cell>
          <table:table-cell office:value-type="string" calcext:value-type="string">
            <text:p>Applidyne_SOD:SOD3715X145N</text:p>
          </table:table-cell>
          <table:table-cell/>
          <table:table-cell office:value-type="string" calcext:value-type="string">
            <text:p>NSI50010YT1G</text:p>
          </table:table-cell>
          <table:table-cell office:value-type="string" calcext:value-type="string">
            <text:p>NSI50010YT1GOSCT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_PAD</text:p>
          </table:table-cell>
          <table:table-cell office:value-type="string" calcext:value-type="string">
            <text:p>Applidyne_Test:TP200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1_3216M</text:p>
          </table:table-cell>
          <table:table-cell office:value-type="string" calcext:value-type="string">
            <text:p>Applidyne_Resistor:RESC3216X60N</text:p>
          </table:table-cell>
          <table:table-cell/>
          <table:table-cell office:value-type="string" calcext:value-type="string">
            <text:p>WSLP1206R0100FEA</text:p>
          </table:table-cell>
          <table:table-cell office:value-type="string" calcext:value-type="string">
            <text:p>683-6215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5_3216M</text:p>
          </table:table-cell>
          <table:table-cell office:value-type="string" calcext:value-type="string">
            <text:p>Applidyne_Resistor:RESC3216X60L</text:p>
          </table:table-cell>
          <table:table-cell/>
          <table:table-cell office:value-type="string" calcext:value-type="string">
            <text:p>WSLP1206R0500FEA</text:p>
          </table:table-cell>
          <table:table-cell office:value-type="string" calcext:value-type="string">
            <text:p>683-6215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100-25.000-13-F-0715</text:p>
          </table:table-cell>
          <table:table-cell office:value-type="string" calcext:value-type="string">
            <text:p>Applidyne_Crystal:OSCCC320X250X60L90X100N</text:p>
          </table:table-cell>
          <table:table-cell/>
          <table:table-cell office:value-type="string" calcext:value-type="string">
            <text:p>RH100-25.000-13-F-0715-EXT-TR-NS1</text:p>
          </table:table-cell>
          <table:table-cell office:value-type="string" calcext:value-type="string">
            <text:p>2151-RH100-25.000-13-F-0715-EXT-TR-NS1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100-25.000-13-F-0715</text:p>
          </table:table-cell>
          <table:table-cell office:value-type="string" calcext:value-type="string">
            <text:p>Applidyne_Crystal:OSCCC320X250X60L90X100N</text:p>
          </table:table-cell>
          <table:table-cell/>
          <table:table-cell office:value-type="string" calcext:value-type="string">
            <text:p>RH100-25.000-13-F-0715-EXT-TR-NS1</text:p>
          </table:table-cell>
          <table:table-cell office:value-type="string" calcext:value-type="string">
            <text:p>2151-RH100-25.000-13-F-0715-EXT-TR-NS1CT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-1212-7V</text:p>
          </table:table-cell>
          <table:table-cell office:value-type="string" calcext:value-type="string">
            <text:p>Applidyne_SOT:SOT95P280X145-5L30N</text:p>
          </table:table-cell>
          <table:table-cell/>
          <table:table-cell office:value-type="string" calcext:value-type="string">
            <text:p>S-1212B70-M5T1U</text:p>
          </table:table-cell>
          <table:table-cell office:value-type="string" calcext:value-type="string">
            <text:p>1662-2787-1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L2, SL3, SL4, SL5, SL6, SL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ER-LINK-2-TINY</text:p>
          </table:table-cell>
          <table:table-cell office:value-type="string" calcext:value-type="string">
            <text:p>Applidyne_Link:SJ1005-2N</text:p>
          </table:table-cell>
          <table:table-cell/>
          <table:table-cell office:value-type="string" calcext:value-type="string">
            <text:p>ManufacturerPartNo</text:p>
          </table:table-cell>
          <table:table-cell office:value-type="string" calcext:value-type="string">
            <text:p>SupplierPartNo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L2, SL3, SL4, SL5, SL6, SL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ER-LINK-2-TINY</text:p>
          </table:table-cell>
          <table:table-cell office:value-type="string" calcext:value-type="string">
            <text:p>Applidyne_Link:SJ1005-2N</text:p>
          </table:table-cell>
          <table:table-cell/>
          <table:table-cell office:value-type="string" calcext:value-type="string">
            <text:p>ManufacturerPartNo</text:p>
          </table:table-cell>
          <table:table-cell office:value-type="string" calcext:value-type="string">
            <text:p>SupplierPartNo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6700</text:p>
          </table:table-cell>
          <table:table-cell office:value-type="string" calcext:value-type="string">
            <text:p>Applidyne_SOT:SOT95P280X145-6L50N</text:p>
          </table:table-cell>
          <table:table-cell/>
          <table:table-cell office:value-type="string" calcext:value-type="string">
            <text:p>TLV6700DDCR</text:p>
          </table:table-cell>
          <table:table-cell/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M23625RDNR</text:p>
          </table:table-cell>
          <table:table-cell office:value-type="string" calcext:value-type="string">
            <text:p>Applidyne_QFN:QFN50P450X350X200-11-FCMOD11</text:p>
          </table:table-cell>
          <table:table-cell/>
          <table:table-cell office:value-type="string" calcext:value-type="string">
            <text:p>TLVM23625RDNR</text:p>
          </table:table-cell>
          <table:table-cell office:value-type="string" calcext:value-type="string">
            <text:p>296-TLVM23625RDNR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26625</text:p>
          </table:table-cell>
          <table:table-cell office:value-type="string" calcext:value-type="string">
            <text:p>Applidyne_SON:SON50P300X300X90-11T240X165N_RELIEF</text:p>
          </table:table-cell>
          <table:table-cell/>
          <table:table-cell office:value-type="string" calcext:value-type="string">
            <text:p>TPS26625DRCR</text:p>
          </table:table-cell>
          <table:table-cell office:value-type="string" calcext:value-type="string">
            <text:p>296-52606-1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26625</text:p>
          </table:table-cell>
          <table:table-cell office:value-type="string" calcext:value-type="string">
            <text:p>Applidyne_SON:SON50P300X300X90-11T240X165N_RELIEF</text:p>
          </table:table-cell>
          <table:table-cell/>
          <table:table-cell office:value-type="string" calcext:value-type="string">
            <text:p>TPS26625DRCR</text:p>
          </table:table-cell>
          <table:table-cell office:value-type="string" calcext:value-type="string">
            <text:p>296-52606-1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-STST_74930000</text:p>
          </table:table-cell>
          <table:table-cell office:value-type="string" calcext:value-type="string">
            <text:p>Applidyne_Inductor:WE-STST</text:p>
          </table:table-cell>
          <table:table-cell/>
          <table:table-cell office:value-type="float" office:value="74930000" calcext:value-type="float">
            <text:p>74930000</text:p>
          </table:table-cell>
          <table:table-cell office:value-type="string" calcext:value-type="string">
            <text:p>732-74930000CT-ND</text:p>
          </table:table-cell>
          <table:table-cell office:value-type="string" calcext:value-type="string">
            <text:p>s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-STST_74930000</text:p>
          </table:table-cell>
          <table:table-cell office:value-type="string" calcext:value-type="string">
            <text:p>Applidyne_Inductor:WE-STST</text:p>
          </table:table-cell>
          <table:table-cell/>
          <table:table-cell office:value-type="float" office:value="74930000" calcext:value-type="float">
            <text:p>74930000</text:p>
          </table:table-cell>
          <table:table-cell office:value-type="string" calcext:value-type="string">
            <text:p>732-74930000CT-ND</text:p>
          </table:table-cell>
          <table:table-cell office:value-type="string" calcext:value-type="string">
            <text:p>pse</text:p>
          </table:table-cell>
          <table:table-cell table:number-columns-repeated="16376"/>
        </table:table-row>
      </table:table>
      <table:table table:name="Sheet3" table:style-name="ta1">
        <table:table-column table:style-name="co3" table:default-cell-style-name="ce3"/>
        <table:table-column table:style-name="co9" table:default-cell-style-name="ce7"/>
        <table:table-column table:style-name="co10" table:default-cell-style-name="ce10"/>
        <table:table-column table:style-name="co8" table:default-cell-style-name="ce13"/>
        <table:table-column table:style-name="co11" table:default-cell-style-name="ce13"/>
        <table:table-row table:style-name="ro1">
          <table:table-cell table:style-name="Pivot_20_Table_20_Field" office:value-type="string" calcext:value-type="string">
            <text:p>Board</text:p>
          </table:table-cell>
          <table:table-cell table:style-name="ce5" office:value-type="string" calcext:value-type="string">
            <text:p>- all -</text:p>
          </table:table-cell>
          <table:table-cell table:style-name="Default" table:number-columns-repeated="2"/>
          <table:table-cell office:value-type="string" calcext:value-type="string">
            <text:p>Ordered from Digikey</text:p>
          </table:table-cell>
        </table:table-row>
        <table:table-row table:style-name="ro1">
          <table:table-cell table:style-name="Default" table:number-columns-repeated="4"/>
          <table:table-cell table:style-name="ce12" office:value-type="string" calcext:value-type="string">
            <text:p>Part in sample books</text:p>
          </table:table-cell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6" office:value-type="string" calcext:value-type="string">
            <text:p>Supplier Part No</text:p>
          </table:table-cell>
          <table:table-cell table:style-name="ce9" office:value-type="string" calcext:value-type="string">
            <text:p>Sum - Qty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0R_1005M</text:p>
          </table:table-cell>
          <table:table-cell office:value-type="float" office:value="1469661" calcext:value-type="float">
            <text:p>1469661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0R_1608M</text:p>
          </table:table-cell>
          <table:table-cell office:value-type="float" office:value="9331662" calcext:value-type="float">
            <text:p>9331662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00K_1005M</text:p>
          </table:table-cell>
          <table:table-cell office:value-type="float" office:value="2302839" calcext:value-type="float">
            <text:p>2302839</text:p>
          </table:table-cell>
          <table:table-cell office:value-type="float" office:value="3" calcext:value-type="float">
            <text:p>3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00K_1608M</text:p>
          </table:table-cell>
          <table:table-cell office:value-type="float" office:value="9331719" calcext:value-type="float">
            <text:p>9331719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00n_X7R_1005M</text:p>
          </table:table-cell>
          <table:table-cell office:value-type="float" office:value="2210822" calcext:value-type="float">
            <text:p>2210822</text:p>
          </table:table-cell>
          <table:table-cell office:value-type="float" office:value="16" calcext:value-type="float">
            <text:p>16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00n_X7R_1608M</text:p>
          </table:table-cell>
          <table:table-cell office:value-type="float" office:value="2070398" calcext:value-type="float">
            <text:p>2070398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00R_1608M</text:p>
          </table:table-cell>
          <table:table-cell office:value-type="float" office:value="9331689" calcext:value-type="float">
            <text:p>9331689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07K_1608M</text:p>
          </table:table-cell>
          <table:table-cell office:value-type="string" calcext:value-type="string">
            <text:p>P107KHCT-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0_1005M</text:p>
          </table:table-cell>
          <table:table-cell office:value-type="float" office:value="1469669" calcext:value-type="float">
            <text:p>1469669</text:p>
          </table:table-cell>
          <table:table-cell office:value-type="float" office:value="5" calcext:value-type="float">
            <text:p>5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0K0_1608M</text:p>
          </table:table-cell>
          <table:table-cell office:value-type="float" office:value="2332016" calcext:value-type="float">
            <text:p>2332016</text:p>
          </table:table-cell>
          <table:table-cell office:value-type="float" office:value="5" calcext:value-type="float">
            <text:p>5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0K2_1608M</text:p>
          </table:table-cell>
          <table:table-cell office:value-type="string" calcext:value-type="string">
            <text:p>311-10.2KHRCT-N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_X7R_1005M</text:p>
          </table:table-cell>
          <table:table-cell office:value-type="float" office:value="1414575" calcext:value-type="float">
            <text:p>1414575</text:p>
          </table:table-cell>
          <table:table-cell office:value-type="float" office:value="8" calcext:value-type="float">
            <text:p>8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0R_1005M</text:p>
          </table:table-cell>
          <table:table-cell office:value-type="float" office:value="1652742" calcext:value-type="float">
            <text:p>1652742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0u_X5R_2012M_50V</text:p>
          </table:table-cell>
          <table:table-cell office:value-type="string" calcext:value-type="string">
            <text:p>490-18664-1-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u_X7R_2012M</text:p>
          </table:table-cell>
          <table:table-cell office:value-type="float" office:value="2320851" calcext:value-type="float">
            <text:p>232085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_1005M</text:p>
          </table:table-cell>
          <table:table-cell office:value-type="string" calcext:value-type="string">
            <text:p>311-13.0KLRCT-ND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5K_1005M</text:p>
          </table:table-cell>
          <table:table-cell office:value-type="float" office:value="2302754" calcext:value-type="float">
            <text:p>2302754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6V_500mW_SOD123</text:p>
          </table:table-cell>
          <table:table-cell office:value-type="string" calcext:value-type="string">
            <text:p>MMSZ5246B-FDICT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80S1-7</text:p>
          </table:table-cell>
          <table:table-cell/>
        </table:table-row>
        <table:table-row table:style-name="ro1">
          <table:table-cell office:value-type="string" calcext:value-type="string">
            <text:p>1K00_1608M</text:p>
          </table:table-cell>
          <table:table-cell office:value-type="float" office:value="1576283" calcext:value-type="float">
            <text:p>1576283</text:p>
          </table:table-cell>
          <table:table-cell office:value-type="float" office:value="6" calcext:value-type="float">
            <text:p>6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K5_1005M</text:p>
          </table:table-cell>
          <table:table-cell office:value-type="float" office:value="1653201" calcext:value-type="float">
            <text:p>1653201</text:p>
          </table:table-cell>
          <table:table-cell office:value-type="float" office:value="4" calcext:value-type="float">
            <text:p>4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M_1005M</text:p>
          </table:table-cell>
          <table:table-cell office:value-type="float" office:value="1469667" calcext:value-type="float">
            <text:p>1469667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M_1608M</text:p>
          </table:table-cell>
          <table:table-cell office:value-type="float" office:value="1469746" calcext:value-type="float">
            <text:p>1469746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n_X7R_1005M</text:p>
          </table:table-cell>
          <table:table-cell office:value-type="float" office:value="1414573" calcext:value-type="float">
            <text:p>1414573</text:p>
          </table:table-cell>
          <table:table-cell office:value-type="float" office:value="4" calcext:value-type="float">
            <text:p>4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n_X7R_3216M_2kV</text:p>
          </table:table-cell>
          <table:table-cell office:value-type="string" calcext:value-type="string">
            <text:p>478-KGM31AR73D102KUCT-N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_X5R_1005M</text:p>
          </table:table-cell>
          <table:table-cell office:value-type="float" office:value="2346885" calcext:value-type="float">
            <text:p>2346885</text:p>
          </table:table-cell>
          <table:table-cell office:value-type="float" office:value="3" calcext:value-type="float">
            <text:p>3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1u_X7R_1608M</text:p>
          </table:table-cell>
          <table:table-cell office:value-type="float" office:value="1845736" calcext:value-type="float">
            <text:p>1845736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20K0_1608M</text:p>
          </table:table-cell>
          <table:table-cell office:value-type="float" office:value="2577005" calcext:value-type="float">
            <text:p>2577005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220n_X7R_1608M</text:p>
          </table:table-cell>
          <table:table-cell office:value-type="float" office:value="2346897" calcext:value-type="float">
            <text:p>2346897</text:p>
          </table:table-cell>
          <table:table-cell office:value-type="float" office:value="4" calcext:value-type="float">
            <text:p>4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22p_X7R_1608M</text:p>
          </table:table-cell>
          <table:table-cell office:value-type="float" office:value="2309012" calcext:value-type="float">
            <text:p>2309012</text:p>
          </table:table-cell>
          <table:table-cell office:value-type="float" office:value="4" calcext:value-type="float">
            <text:p>4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22R_1608M</text:p>
          </table:table-cell>
          <table:table-cell office:value-type="float" office:value="2141539" calcext:value-type="float">
            <text:p>2141539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22u_X5R_2012M</text:p>
          </table:table-cell>
          <table:table-cell office:value-type="float" office:value="1907510" calcext:value-type="float">
            <text:p>19075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K1_1005M</text:p>
          </table:table-cell>
          <table:table-cell office:value-type="string" calcext:value-type="string">
            <text:p>541-26.1KYCT-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40_1608M</text:p>
          </table:table-cell>
          <table:table-cell office:value-type="float" office:value="9330879" calcext:value-type="float">
            <text:p>9330879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2N7002P</text:p>
          </table:table-cell>
          <table:table-cell office:value-type="string" calcext:value-type="string">
            <text:p><text:s/>436-737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p_X7R_1005M</text:p>
          </table:table-cell>
          <table:table-cell office:value-type="float" office:value="2494212" calcext:value-type="float">
            <text:p>2494212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36K_1005M</text:p>
          </table:table-cell>
          <table:table-cell office:value-type="string" calcext:value-type="string">
            <text:p>P36KDCCT-ND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40K2_1005M</text:p>
          </table:table-cell>
          <table:table-cell office:value-type="string" calcext:value-type="string">
            <text:p>P40.2KLCT-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K_1005M</text:p>
          </table:table-cell>
          <table:table-cell office:value-type="string" calcext:value-type="string">
            <text:p>P470KJCT-ND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470n_X5R_1005M</text:p>
          </table:table-cell>
          <table:table-cell office:value-type="float" office:value="1828863" calcext:value-type="float">
            <text:p>1828863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470n_X7R_2012M_100V</text:p>
          </table:table-cell>
          <table:table-cell office:value-type="string" calcext:value-type="string">
            <text:p>581-08051C474K4T4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K_1005M</text:p>
          </table:table-cell>
          <table:table-cell office:value-type="float" office:value="9239430" calcext:value-type="float">
            <text:p>9239430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49R9_1005M</text:p>
          </table:table-cell>
          <table:table-cell office:value-type="string" calcext:value-type="string">
            <text:p>P15987CT-N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7_1608M</text:p>
          </table:table-cell>
          <table:table-cell office:value-type="float" office:value="9332154" calcext:value-type="float">
            <text:p>9332154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4K7_QUAD_ARRAY_1608M</text:p>
          </table:table-cell>
          <table:table-cell office:value-type="string" calcext:value-type="string">
            <text:p>2060105R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n_X7R_1608M</text:p>
          </table:table-cell>
          <table:table-cell office:value-type="float" office:value="1865538" calcext:value-type="float">
            <text:p>1865538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5K1_1005M</text:p>
          </table:table-cell>
          <table:table-cell office:value-type="string" calcext:value-type="string">
            <text:p>541-5.10KLCT-ND</text:p>
          </table:table-cell>
          <table:table-cell office:value-type="float" office:value="4" calcext:value-type="float">
            <text:p>4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680K_1005M</text:p>
          </table:table-cell>
          <table:table-cell office:value-type="string" calcext:value-type="string">
            <text:p>YAG3211CT-ND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6V2_500mW_SOD123</text:p>
          </table:table-cell>
          <table:table-cell office:value-type="float" office:value="2306178" calcext:value-type="float">
            <text:p>2306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32BT1G</text:p>
          </table:table-cell>
          <table:table-cell/>
        </table:table-row>
        <table:table-row table:style-name="ro1">
          <table:table-cell office:value-type="string" calcext:value-type="string">
            <text:p>91K_1608M</text:p>
          </table:table-cell>
          <table:table-cell office:value-type="string" calcext:value-type="string">
            <text:p>2335960RL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9K09_1608M</text:p>
          </table:table-cell>
          <table:table-cell office:value-type="float" office:value="2339315" calcext:value-type="float">
            <text:p>23393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N1110</text:p>
          </table:table-cell>
          <table:table-cell office:value-type="string" calcext:value-type="string">
            <text:p>505-ADIN1110BCPZ-R7CT-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2112K-3.3</text:p>
          </table:table-cell>
          <table:table-cell office:value-type="string" calcext:value-type="string">
            <text:p>621-AP2112K-3.3TRG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7375-33</text:p>
          </table:table-cell>
          <table:table-cell office:value-type="string" calcext:value-type="string">
            <text:p>31-AP7375-33SA-7CT-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24C02C-SSHM</text:p>
          </table:table-cell>
          <table:table-cell office:value-type="float" office:value="1971995" calcext:value-type="float">
            <text:p>197199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431LIB</text:p>
          </table:table-cell>
          <table:table-cell office:value-type="string" calcext:value-type="string">
            <text:p>296-53203-1-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40Q-13-F</text:p>
          </table:table-cell>
          <table:table-cell office:value-type="string" calcext:value-type="string">
            <text:p>B240Q-13-FDICT-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V99</text:p>
          </table:table-cell>
          <table:table-cell office:value-type="string" calcext:value-type="string">
            <text:p><text:s/>544-45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-HD2006L</text:p>
          </table:table-cell>
          <table:table-cell office:value-type="string" calcext:value-type="string">
            <text:p>118-CD-HD2006LCT-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_MODE_1000uH_800mA_0.3R</text:p>
          </table:table-cell>
          <table:table-cell office:value-type="string" calcext:value-type="string">
            <text:p>732-1485-1-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_01X02</text:p>
          </table:table-cell>
          <table:table-cell office:value-type="float" office:value="2356153" calcext:value-type="float">
            <text:p>2356153</text:p>
          </table:table-cell>
          <table:table-cell office:value-type="float" office:value="3" calcext:value-type="float">
            <text:p>3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CONN_01X05_RA</text:p>
          </table:table-cell>
          <table:table-cell office:value-type="string" calcext:value-type="string">
            <text:p>102-TBL009-254-03GY-2GY-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ED_47uH_1500mA_340mOhm</text:p>
          </table:table-cell>
          <table:table-cell office:value-type="string" calcext:value-type="string">
            <text:p>732-13378-1-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13A</text:p>
          </table:table-cell>
          <table:table-cell office:value-type="string" calcext:value-type="string">
            <text:p>D1213A-02SOL-7DICT-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6350SQ</text:p>
          </table:table-cell>
          <table:table-cell office:value-type="string" calcext:value-type="string">
            <text:p>621-DMP6350SQ-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A186A3</text:p>
          </table:table-cell>
          <table:table-cell office:value-type="string" calcext:value-type="string">
            <text:p>296-INA186A3IDDFRCT-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_BLUE_1608M</text:p>
          </table:table-cell>
          <table:table-cell office:value-type="string" calcext:value-type="string">
            <text:p>350-2037-1-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_GREEN_1608M</text:p>
          </table:table-cell>
          <table:table-cell office:value-type="float" office:value="1465991" calcext:value-type="float">
            <text:p>146599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_RED_1608M</text:p>
          </table:table-cell>
          <table:table-cell office:value-type="float" office:value="1465988" calcext:value-type="float">
            <text:p>14659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_YELLOW_1608M</text:p>
          </table:table-cell>
          <table:table-cell office:value-type="float" office:value="1465989" calcext:value-type="float">
            <text:p>146598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65R41T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MOD_FUNCTION_BOARD_EDGE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NSI50010YT1G</text:p>
          </table:table-cell>
          <table:table-cell office:value-type="string" calcext:value-type="string">
            <text:p>NSI50010YT1GOSCT-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E_PA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R01_3216M</text:p>
          </table:table-cell>
          <table:table-cell office:value-type="string" calcext:value-type="string">
            <text:p>683-6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05_3216M</text:p>
          </table:table-cell>
          <table:table-cell office:value-type="string" calcext:value-type="string">
            <text:p>683-6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100-25.000-13-F-0715</text:p>
          </table:table-cell>
          <table:table-cell office:value-type="string" calcext:value-type="string">
            <text:p>2151-RH100-25.000-13-F-0715-EXT-TR-NS1CT-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1212-7V</text:p>
          </table:table-cell>
          <table:table-cell office:value-type="string" calcext:value-type="string">
            <text:p>1662-2787-1-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ER-LINK-2-TINY</text:p>
          </table:table-cell>
          <table:table-cell office:value-type="string" calcext:value-type="string">
            <text:p>SupplierPartNo</text:p>
          </table:table-cell>
          <table:table-cell office:value-type="float" office:value="12" calcext:value-type="float">
            <text:p>12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TLV6700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VM23625RDNR</text:p>
          </table:table-cell>
          <table:table-cell office:value-type="string" calcext:value-type="string">
            <text:p>296-TLVM23625RDNRCT-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S26625</text:p>
          </table:table-cell>
          <table:table-cell office:value-type="string" calcext:value-type="string">
            <text:p>296-52606-1-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-STST_74930000</text:p>
          </table:table-cell>
          <table:table-cell office:value-type="string" calcext:value-type="string">
            <text:p>732-74930000CT-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/>
          <table:table-cell table:style-name="ce11" office:value-type="float" office:value="198" calcext:value-type="float">
            <text:p>198</text:p>
          </table:table-cell>
          <table:table-cell table:style-name="Default" table:number-columns-repeated="2"/>
        </table:table-row>
      </table:table>
      <table:table table:name="Pivot Table_spe-sink_1" table:style-name="ta1">
        <table:table-column table:style-name="co3" table:default-cell-style-name="ce3"/>
        <table:table-column table:style-name="co12" table:default-cell-style-name="ce7"/>
        <table:table-column table:style-name="co8" table:default-cell-style-name="ce10"/>
        <table:table-column table:style-name="co8" table:default-cell-style-name="ce13"/>
        <table:table-column table:style-name="co11" table:default-cell-style-name="ce13"/>
        <table:table-column table:style-name="co8" table:number-columns-repeated="16379" table:default-cell-style-name="ce13"/>
        <table:table-row table:style-name="ro1">
          <table:table-cell table:style-name="Pivot_20_Table_20_Field" office:value-type="string" calcext:value-type="string">
            <text:p>Board</text:p>
          </table:table-cell>
          <table:table-cell table:style-name="ce5" office:value-type="string" calcext:value-type="string">
            <text:p>- all -</text:p>
          </table:table-cell>
          <table:table-cell table:style-name="Default" table:number-columns-repeated="2"/>
          <table:table-cell office:value-type="string" calcext:value-type="string">
            <text:p>Ordered from Digikey</text:p>
          </table:table-cell>
          <table:table-cell table:style-name="Default" table:number-columns-repeated="16379"/>
        </table:table-row>
        <table:table-row table:style-name="ro1">
          <table:table-cell table:style-name="Default" table:number-columns-repeated="4"/>
          <table:table-cell table:style-name="ce12" office:value-type="string" calcext:value-type="string">
            <text:p>Part in sample books</text:p>
          </table:table-cell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6" office:value-type="string" calcext:value-type="string">
            <text:p>Supplier Part No</text:p>
          </table:table-cell>
          <table:table-cell table:style-name="ce9" office:value-type="string" calcext:value-type="string">
            <text:p>Sum - Qty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0R_1005M</text:p>
          </table:table-cell>
          <table:table-cell office:value-type="float" office:value="1469661" calcext:value-type="float">
            <text:p>1469661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0R_1608M</text:p>
          </table:table-cell>
          <table:table-cell office:value-type="float" office:value="9331662" calcext:value-type="float">
            <text:p>9331662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00K_1005M</text:p>
          </table:table-cell>
          <table:table-cell office:value-type="float" office:value="2302839" calcext:value-type="float">
            <text:p>2302839</text:p>
          </table:table-cell>
          <table:table-cell office:value-type="float" office:value="3" calcext:value-type="float">
            <text:p>3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00K_1608M</text:p>
          </table:table-cell>
          <table:table-cell office:value-type="float" office:value="9331719" calcext:value-type="float">
            <text:p>9331719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00n_X7R_1005M</text:p>
          </table:table-cell>
          <table:table-cell office:value-type="float" office:value="2210822" calcext:value-type="float">
            <text:p>2210822</text:p>
          </table:table-cell>
          <table:table-cell office:value-type="float" office:value="16" calcext:value-type="float">
            <text:p>16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00n_X7R_1608M</text:p>
          </table:table-cell>
          <table:table-cell office:value-type="float" office:value="2070398" calcext:value-type="float">
            <text:p>2070398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00R_1608M</text:p>
          </table:table-cell>
          <table:table-cell office:value-type="float" office:value="9331689" calcext:value-type="float">
            <text:p>9331689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07K_1608M</text:p>
          </table:table-cell>
          <table:table-cell office:value-type="string" calcext:value-type="string">
            <text:p>P107KHCT-ND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0K0_1005M</text:p>
          </table:table-cell>
          <table:table-cell office:value-type="float" office:value="1469669" calcext:value-type="float">
            <text:p>1469669</text:p>
          </table:table-cell>
          <table:table-cell office:value-type="float" office:value="5" calcext:value-type="float">
            <text:p>5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0K0_1608M</text:p>
          </table:table-cell>
          <table:table-cell office:value-type="float" office:value="2332016" calcext:value-type="float">
            <text:p>2332016</text:p>
          </table:table-cell>
          <table:table-cell office:value-type="float" office:value="5" calcext:value-type="float">
            <text:p>5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0K2_1608M</text:p>
          </table:table-cell>
          <table:table-cell office:value-type="string" calcext:value-type="string">
            <text:p>311-10.2KHRCT-ND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0n_X7R_1005M</text:p>
          </table:table-cell>
          <table:table-cell office:value-type="float" office:value="1414575" calcext:value-type="float">
            <text:p>1414575</text:p>
          </table:table-cell>
          <table:table-cell office:value-type="float" office:value="8" calcext:value-type="float">
            <text:p>8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0R_1005M</text:p>
          </table:table-cell>
          <table:table-cell office:value-type="float" office:value="1652742" calcext:value-type="float">
            <text:p>1652742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0u_X5R_2012M_50V</text:p>
          </table:table-cell>
          <table:table-cell office:value-type="string" calcext:value-type="string">
            <text:p>490-18664-1-ND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0u_X7R_2012M</text:p>
          </table:table-cell>
          <table:table-cell office:value-type="float" office:value="2320851" calcext:value-type="float">
            <text:p>2320851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3K_1005M</text:p>
          </table:table-cell>
          <table:table-cell office:value-type="string" calcext:value-type="string">
            <text:p>311-13.0KLRCT-ND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5K_1005M</text:p>
          </table:table-cell>
          <table:table-cell office:value-type="float" office:value="2302754" calcext:value-type="float">
            <text:p>2302754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6V_500mW_SOD123</text:p>
          </table:table-cell>
          <table:table-cell office:value-type="string" calcext:value-type="string">
            <text:p>MMSZ5246B-FDICT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80S1-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K00_1608M</text:p>
          </table:table-cell>
          <table:table-cell office:value-type="float" office:value="1576283" calcext:value-type="float">
            <text:p>1576283</text:p>
          </table:table-cell>
          <table:table-cell office:value-type="float" office:value="6" calcext:value-type="float">
            <text:p>6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K5_1005M</text:p>
          </table:table-cell>
          <table:table-cell office:value-type="float" office:value="1653201" calcext:value-type="float">
            <text:p>1653201</text:p>
          </table:table-cell>
          <table:table-cell office:value-type="float" office:value="4" calcext:value-type="float">
            <text:p>4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M_1005M</text:p>
          </table:table-cell>
          <table:table-cell office:value-type="float" office:value="1469667" calcext:value-type="float">
            <text:p>1469667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M_1608M</text:p>
          </table:table-cell>
          <table:table-cell office:value-type="float" office:value="1469746" calcext:value-type="float">
            <text:p>1469746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n_X7R_1005M</text:p>
          </table:table-cell>
          <table:table-cell office:value-type="float" office:value="1414573" calcext:value-type="float">
            <text:p>1414573</text:p>
          </table:table-cell>
          <table:table-cell office:value-type="float" office:value="4" calcext:value-type="float">
            <text:p>4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n_X7R_3216M_2kV</text:p>
          </table:table-cell>
          <table:table-cell office:value-type="string" calcext:value-type="string">
            <text:p>478-KGM31AR73D102KUCT-ND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u_X5R_1005M</text:p>
          </table:table-cell>
          <table:table-cell office:value-type="float" office:value="2346885" calcext:value-type="float">
            <text:p>2346885</text:p>
          </table:table-cell>
          <table:table-cell office:value-type="float" office:value="3" calcext:value-type="float">
            <text:p>3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1u_X7R_1608M</text:p>
          </table:table-cell>
          <table:table-cell office:value-type="float" office:value="1845736" calcext:value-type="float">
            <text:p>1845736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20K0_1608M</text:p>
          </table:table-cell>
          <table:table-cell office:value-type="float" office:value="2577005" calcext:value-type="float">
            <text:p>2577005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220n_X7R_1608M</text:p>
          </table:table-cell>
          <table:table-cell office:value-type="float" office:value="2346897" calcext:value-type="float">
            <text:p>2346897</text:p>
          </table:table-cell>
          <table:table-cell office:value-type="float" office:value="4" calcext:value-type="float">
            <text:p>4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22p_X7R_1608M</text:p>
          </table:table-cell>
          <table:table-cell office:value-type="float" office:value="2309012" calcext:value-type="float">
            <text:p>2309012</text:p>
          </table:table-cell>
          <table:table-cell office:value-type="float" office:value="4" calcext:value-type="float">
            <text:p>4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22R_1608M</text:p>
          </table:table-cell>
          <table:table-cell office:value-type="float" office:value="2141539" calcext:value-type="float">
            <text:p>2141539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22u_X5R_2012M</text:p>
          </table:table-cell>
          <table:table-cell office:value-type="float" office:value="1907510" calcext:value-type="float">
            <text:p>1907510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6K1_1005M</text:p>
          </table:table-cell>
          <table:table-cell office:value-type="string" calcext:value-type="string">
            <text:p>541-26.1KYCT-ND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K40_1608M</text:p>
          </table:table-cell>
          <table:table-cell office:value-type="float" office:value="9330879" calcext:value-type="float">
            <text:p>9330879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2N7002P</text:p>
          </table:table-cell>
          <table:table-cell office:value-type="string" calcext:value-type="string">
            <text:p><text:s/>436-7379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30p_X7R_1005M</text:p>
          </table:table-cell>
          <table:table-cell office:value-type="float" office:value="2494212" calcext:value-type="float">
            <text:p>2494212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36K_1005M</text:p>
          </table:table-cell>
          <table:table-cell office:value-type="string" calcext:value-type="string">
            <text:p>P36KDCCT-ND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40K2_1005M</text:p>
          </table:table-cell>
          <table:table-cell office:value-type="string" calcext:value-type="string">
            <text:p>P40.2KLCT-ND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470K_1005M</text:p>
          </table:table-cell>
          <table:table-cell office:value-type="string" calcext:value-type="string">
            <text:p>P470KJCT-ND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470n_X5R_1005M</text:p>
          </table:table-cell>
          <table:table-cell office:value-type="float" office:value="1828863" calcext:value-type="float">
            <text:p>1828863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470n_X7R_2012M_100V</text:p>
          </table:table-cell>
          <table:table-cell office:value-type="string" calcext:value-type="string">
            <text:p>581-08051C474K4T4A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47K_1005M</text:p>
          </table:table-cell>
          <table:table-cell office:value-type="float" office:value="9239430" calcext:value-type="float">
            <text:p>9239430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49R9_1005M</text:p>
          </table:table-cell>
          <table:table-cell office:value-type="string" calcext:value-type="string">
            <text:p>P15987CT-ND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4K7_1608M</text:p>
          </table:table-cell>
          <table:table-cell office:value-type="float" office:value="9332154" calcext:value-type="float">
            <text:p>9332154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4K7_QUAD_ARRAY_1608M</text:p>
          </table:table-cell>
          <table:table-cell office:value-type="string" calcext:value-type="string">
            <text:p>2060105RL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56n_X7R_1608M</text:p>
          </table:table-cell>
          <table:table-cell office:value-type="float" office:value="1865538" calcext:value-type="float">
            <text:p>1865538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5K1_1005M</text:p>
          </table:table-cell>
          <table:table-cell office:value-type="string" calcext:value-type="string">
            <text:p>541-5.10KLCT-ND</text:p>
          </table:table-cell>
          <table:table-cell office:value-type="float" office:value="4" calcext:value-type="float">
            <text:p>4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680K_1005M</text:p>
          </table:table-cell>
          <table:table-cell office:value-type="string" calcext:value-type="string">
            <text:p>YAG3211CT-ND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6V2_500mW_SOD123</text:p>
          </table:table-cell>
          <table:table-cell office:value-type="float" office:value="2306178" calcext:value-type="float">
            <text:p>2306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32BT1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91K_1608M</text:p>
          </table:table-cell>
          <table:table-cell office:value-type="string" calcext:value-type="string">
            <text:p>2335960RL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9K09_1608M</text:p>
          </table:table-cell>
          <table:table-cell office:value-type="float" office:value="2339315" calcext:value-type="float">
            <text:p>233931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IN1110</text:p>
          </table:table-cell>
          <table:table-cell office:value-type="string" calcext:value-type="string">
            <text:p>505-ADIN1110BCPZ-R7CT-ND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2112K-3.3</text:p>
          </table:table-cell>
          <table:table-cell office:value-type="string" calcext:value-type="string">
            <text:p>621-AP2112K-3.3TRG1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7375-33</text:p>
          </table:table-cell>
          <table:table-cell office:value-type="string" calcext:value-type="string">
            <text:p>31-AP7375-33SA-7CT-ND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24C02C-SSHM</text:p>
          </table:table-cell>
          <table:table-cell office:value-type="float" office:value="1971995" calcext:value-type="float">
            <text:p>1971995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L431LIB</text:p>
          </table:table-cell>
          <table:table-cell office:value-type="string" calcext:value-type="string">
            <text:p>296-53203-1-ND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240Q-13-F</text:p>
          </table:table-cell>
          <table:table-cell office:value-type="string" calcext:value-type="string">
            <text:p>B240Q-13-FDICT-ND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V99</text:p>
          </table:table-cell>
          <table:table-cell office:value-type="string" calcext:value-type="string">
            <text:p><text:s/>544-453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D-HD2006L</text:p>
          </table:table-cell>
          <table:table-cell office:value-type="string" calcext:value-type="string">
            <text:p>118-CD-HD2006LCT-ND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M_MODE_1000uH_800mA_0.3R</text:p>
          </table:table-cell>
          <table:table-cell office:value-type="string" calcext:value-type="string">
            <text:p>732-1485-1-ND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N_01X02</text:p>
          </table:table-cell>
          <table:table-cell office:value-type="float" office:value="2356153" calcext:value-type="float">
            <text:p>2356153</text:p>
          </table:table-cell>
          <table:table-cell office:value-type="float" office:value="3" calcext:value-type="float">
            <text:p>3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CONN_01X05_RA</text:p>
          </table:table-cell>
          <table:table-cell office:value-type="string" calcext:value-type="string">
            <text:p>102-TBL009-254-03GY-2GY-ND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UPLED_47uH_1500mA_340mOhm</text:p>
          </table:table-cell>
          <table:table-cell office:value-type="string" calcext:value-type="string">
            <text:p>732-13378-1-ND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1213A</text:p>
          </table:table-cell>
          <table:table-cell office:value-type="string" calcext:value-type="string">
            <text:p>D1213A-02SOL-7DICT-ND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MP6350SQ</text:p>
          </table:table-cell>
          <table:table-cell office:value-type="string" calcext:value-type="string">
            <text:p>621-DMP6350SQ-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A186A3</text:p>
          </table:table-cell>
          <table:table-cell office:value-type="string" calcext:value-type="string">
            <text:p>296-INA186A3IDDFRCT-ND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D_BLUE_1608M</text:p>
          </table:table-cell>
          <table:table-cell office:value-type="string" calcext:value-type="string">
            <text:p>350-2037-1-ND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D_GREEN_1608M</text:p>
          </table:table-cell>
          <table:table-cell office:value-type="float" office:value="1465991" calcext:value-type="float">
            <text:p>1465991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D_RED_1608M</text:p>
          </table:table-cell>
          <table:table-cell office:value-type="float" office:value="1465988" calcext:value-type="float">
            <text:p>1465988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D_YELLOW_1608M</text:p>
          </table:table-cell>
          <table:table-cell office:value-type="float" office:value="1465989" calcext:value-type="float">
            <text:p>1465989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CP65R41T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CROMOD_FUNCTION_BOARD_EDGE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NSI50010YT1G</text:p>
          </table:table-cell>
          <table:table-cell office:value-type="string" calcext:value-type="string">
            <text:p>NSI50010YT1GOSCT-ND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BE_PA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R01_3216M</text:p>
          </table:table-cell>
          <table:table-cell office:value-type="string" calcext:value-type="string">
            <text:p>683-621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05_3216M</text:p>
          </table:table-cell>
          <table:table-cell office:value-type="string" calcext:value-type="string">
            <text:p>683-621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H100-25.000-13-F-0715</text:p>
          </table:table-cell>
          <table:table-cell office:value-type="string" calcext:value-type="string">
            <text:p>2151-RH100-25.000-13-F-0715-EXT-TR-NS1CT-ND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-1212-7V</text:p>
          </table:table-cell>
          <table:table-cell office:value-type="string" calcext:value-type="string">
            <text:p>1662-2787-1-ND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LDER-LINK-2-TINY</text:p>
          </table:table-cell>
          <table:table-cell office:value-type="string" calcext:value-type="string">
            <text:p>SupplierPartNo</text:p>
          </table:table-cell>
          <table:table-cell office:value-type="float" office:value="12" calcext:value-type="float">
            <text:p>12</text:p>
          </table:table-cell>
          <table:table-cell table:style-name="ce12" table:number-columns-repeated="16381"/>
        </table:table-row>
        <table:table-row table:style-name="ro1">
          <table:table-cell office:value-type="string" calcext:value-type="string">
            <text:p>TLV6700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LVM23625RDNR</text:p>
          </table:table-cell>
          <table:table-cell office:value-type="string" calcext:value-type="string">
            <text:p>296-TLVM23625RDNRCT-ND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PS26625</text:p>
          </table:table-cell>
          <table:table-cell office:value-type="string" calcext:value-type="string">
            <text:p>296-52606-1-ND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-STST_74930000</text:p>
          </table:table-cell>
          <table:table-cell office:value-type="string" calcext:value-type="string">
            <text:p>732-74930000CT-ND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/>
          <table:table-cell table:style-name="ce11" office:value-type="float" office:value="198" calcext:value-type="float">
            <text:p>198</text:p>
          </table:table-cell>
          <table:table-cell table:style-name="Default" table:number-columns-repeated="16381"/>
        </table:table-row>
      </table:table>
      <table:named-expressions/>
      <table:database-ranges>
        <table:database-range table:name="__Anonymous_Sheet_DB__0" table:target-range-address="'spe-sink'.A1:'spe-sink'.H131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 Table_spe-sink_1'.A1:'Pivot Table_spe-sink_1'.C86" table:buttons="'Pivot Table_spe-sink_1'.A1 'Pivot Table_spe-sink_1'.A3 'Pivot Table_spe-sink_1'.B3" table:show-filter-button="false" table:drill-down-on-double-click="false">
          <table:source-cell-range table:cell-range-address="'spe-sink'.A1:'spe-sink'.H131"/>
          <table:data-pilot-field table:source-field-name="Board" table:orientation="page" table:used-hierarchy="0" table:function="auto" loext:ignore-selected-page="true" table:selected-page="pse">
            <table:data-pilot-level table:show-empty="false" calcext:repeat-item-labels="false">
              <table:data-pilot-members>
                <table:data-pilot-member table:name="pse" table:display="true" table:show-details="true"/>
                <table:data-pilot-member table:name="sink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" table:orientation="row" table:used-hierarchy="0" table:function="auto">
            <table:data-pilot-level table:show-empty="false" calcext:repeat-item-labels="false">
              <table:data-pilot-members>
                <table:data-pilot-member table:name="0R_1005M" table:display="true" table:show-details="true"/>
                <table:data-pilot-member table:name="0R_1608M" table:display="true" table:show-details="true"/>
                <table:data-pilot-member table:name="100K_1005M" table:display="true" table:show-details="true"/>
                <table:data-pilot-member table:name="100K_1608M" table:display="true" table:show-details="true"/>
                <table:data-pilot-member table:name="100n_X7R_1005M" table:display="true" table:show-details="true"/>
                <table:data-pilot-member table:name="100n_X7R_1608M" table:display="true" table:show-details="true"/>
                <table:data-pilot-member table:name="100R_1608M" table:display="true" table:show-details="true"/>
                <table:data-pilot-member table:name="107K_1608M" table:display="true" table:show-details="true"/>
                <table:data-pilot-member table:name="10K0_1005M" table:display="true" table:show-details="true"/>
                <table:data-pilot-member table:name="10K0_1608M" table:display="true" table:show-details="true"/>
                <table:data-pilot-member table:name="10K2_1608M" table:display="true" table:show-details="true"/>
                <table:data-pilot-member table:name="10n_X7R_1005M" table:display="true" table:show-details="true"/>
                <table:data-pilot-member table:name="10R_1005M" table:display="true" table:show-details="true"/>
                <table:data-pilot-member table:name="10u_X5R_2012M_50V" table:display="true" table:show-details="true"/>
                <table:data-pilot-member table:name="10u_X7R_2012M" table:display="true" table:show-details="true"/>
                <table:data-pilot-member table:name="13K_1005M" table:display="true" table:show-details="true"/>
                <table:data-pilot-member table:name="15K_1005M" table:display="true" table:show-details="true"/>
                <table:data-pilot-member table:name="16V_500mW_SOD123" table:display="true" table:show-details="true"/>
                <table:data-pilot-member table:name="1K00_1608M" table:display="true" table:show-details="true"/>
                <table:data-pilot-member table:name="1K5_1005M" table:display="true" table:show-details="true"/>
                <table:data-pilot-member table:name="1M_1005M" table:display="true" table:show-details="true"/>
                <table:data-pilot-member table:name="1M_1608M" table:display="true" table:show-details="true"/>
                <table:data-pilot-member table:name="1n_X7R_1005M" table:display="true" table:show-details="true"/>
                <table:data-pilot-member table:name="1n_X7R_3216M_2kV" table:display="true" table:show-details="true"/>
                <table:data-pilot-member table:name="1u_X5R_1005M" table:display="true" table:show-details="true"/>
                <table:data-pilot-member table:name="1u_X7R_1608M" table:display="true" table:show-details="true"/>
                <table:data-pilot-member table:name="20K0_1608M" table:display="true" table:show-details="true"/>
                <table:data-pilot-member table:name="220n_X7R_1608M" table:display="true" table:show-details="true"/>
                <table:data-pilot-member table:name="22p_X7R_1608M" table:display="true" table:show-details="true"/>
                <table:data-pilot-member table:name="22R_1608M" table:display="true" table:show-details="true"/>
                <table:data-pilot-member table:name="22u_X5R_2012M" table:display="true" table:show-details="true"/>
                <table:data-pilot-member table:name="26K1_1005M" table:display="true" table:show-details="true"/>
                <table:data-pilot-member table:name="2K40_1608M" table:display="true" table:show-details="true"/>
                <table:data-pilot-member table:name="2N7002P" table:display="true" table:show-details="true"/>
                <table:data-pilot-member table:name="330p_X7R_1005M" table:display="true" table:show-details="true"/>
                <table:data-pilot-member table:name="36K_1005M" table:display="true" table:show-details="true"/>
                <table:data-pilot-member table:name="40K2_1005M" table:display="true" table:show-details="true"/>
                <table:data-pilot-member table:name="470K_1005M" table:display="true" table:show-details="true"/>
                <table:data-pilot-member table:name="470n_X5R_1005M" table:display="true" table:show-details="true"/>
                <table:data-pilot-member table:name="470n_X7R_2012M_100V" table:display="true" table:show-details="true"/>
                <table:data-pilot-member table:name="47K_1005M" table:display="true" table:show-details="true"/>
                <table:data-pilot-member table:name="49R9_1005M" table:display="true" table:show-details="true"/>
                <table:data-pilot-member table:name="4K7_1608M" table:display="true" table:show-details="true"/>
                <table:data-pilot-member table:name="4K7_QUAD_ARRAY_1608M" table:display="true" table:show-details="true"/>
                <table:data-pilot-member table:name="56n_X7R_1608M" table:display="true" table:show-details="true"/>
                <table:data-pilot-member table:name="5K1_1005M" table:display="true" table:show-details="true"/>
                <table:data-pilot-member table:name="680K_1005M" table:display="true" table:show-details="true"/>
                <table:data-pilot-member table:name="6V2_500mW_SOD123" table:display="true" table:show-details="true"/>
                <table:data-pilot-member table:name="91K_1608M" table:display="true" table:show-details="true"/>
                <table:data-pilot-member table:name="9K09_1608M" table:display="true" table:show-details="true"/>
                <table:data-pilot-member table:name="ADIN1110" table:display="true" table:show-details="true"/>
                <table:data-pilot-member table:name="AP2112K-3.3" table:display="true" table:show-details="true"/>
                <table:data-pilot-member table:name="AP7375-33" table:display="true" table:show-details="true"/>
                <table:data-pilot-member table:name="AT24C02C-SSHM" table:display="true" table:show-details="true"/>
                <table:data-pilot-member table:name="ATL431LIB" table:display="true" table:show-details="true"/>
                <table:data-pilot-member table:name="B240Q-13-F" table:display="true" table:show-details="true"/>
                <table:data-pilot-member table:name="BAV99" table:display="true" table:show-details="true"/>
                <table:data-pilot-member table:name="CD-HD2006L" table:display="true" table:show-details="true"/>
                <table:data-pilot-member table:name="COMM_MODE_1000uH_800mA_0.3R" table:display="true" table:show-details="true"/>
                <table:data-pilot-member table:name="CONN_01X02" table:display="true" table:show-details="true"/>
                <table:data-pilot-member table:name="CONN_01X05_RA" table:display="true" table:show-details="true"/>
                <table:data-pilot-member table:name="COUPLED_47uH_1500mA_340mOhm" table:display="true" table:show-details="true"/>
                <table:data-pilot-member table:name="D1213A" table:display="true" table:show-details="true"/>
                <table:data-pilot-member table:name="DMP6350SQ" table:display="true" table:show-details="true"/>
                <table:data-pilot-member table:name="INA186A3" table:display="true" table:show-details="true"/>
                <table:data-pilot-member table:name="LED_BLUE_1608M" table:display="true" table:show-details="true"/>
                <table:data-pilot-member table:name="LED_GREEN_1608M" table:display="true" table:show-details="true"/>
                <table:data-pilot-member table:name="LED_RED_1608M" table:display="true" table:show-details="true"/>
                <table:data-pilot-member table:name="LED_YELLOW_1608M" table:display="true" table:show-details="true"/>
                <table:data-pilot-member table:name="MCP65R41T" table:display="true" table:show-details="true"/>
                <table:data-pilot-member table:name="MICROMOD_FUNCTION_BOARD_EDGE" table:display="true" table:show-details="true"/>
                <table:data-pilot-member table:name="NSI50010YT1G" table:display="true" table:show-details="true"/>
                <table:data-pilot-member table:name="PROBE_PAD" table:display="true" table:show-details="true"/>
                <table:data-pilot-member table:name="R01_3216M" table:display="true" table:show-details="true"/>
                <table:data-pilot-member table:name="R05_3216M" table:display="true" table:show-details="true"/>
                <table:data-pilot-member table:name="RH100-25.000-13-F-0715" table:display="true" table:show-details="true"/>
                <table:data-pilot-member table:name="S-1212-7V" table:display="true" table:show-details="true"/>
                <table:data-pilot-member table:name="SOLDER-LINK-2-TINY" table:display="true" table:show-details="true"/>
                <table:data-pilot-member table:name="TLV6700" table:display="true" table:show-details="true"/>
                <table:data-pilot-member table:name="TLVM23625RDNR" table:display="true" table:show-details="true"/>
                <table:data-pilot-member table:name="TPS26625" table:display="true" table:show-details="true"/>
                <table:data-pilot-member table:name="WE-STST_7493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upplier Part No" table:orientation="row" table:used-hierarchy="0" table:function="auto">
            <table:data-pilot-level table:show-empty="false" calcext:repeat-item-labels="false">
              <table:data-pilot-members>
                <table:data-pilot-member table:name="1414573" table:display="true" table:show-details="true"/>
                <table:data-pilot-member table:name="1414575" table:display="true" table:show-details="true"/>
                <table:data-pilot-member table:name="1465988" table:display="true" table:show-details="true"/>
                <table:data-pilot-member table:name="1465989" table:display="true" table:show-details="true"/>
                <table:data-pilot-member table:name="1465991" table:display="true" table:show-details="true"/>
                <table:data-pilot-member table:name="1469661" table:display="true" table:show-details="true"/>
                <table:data-pilot-member table:name="1469667" table:display="true" table:show-details="true"/>
                <table:data-pilot-member table:name="1469669" table:display="true" table:show-details="true"/>
                <table:data-pilot-member table:name="1469746" table:display="true" table:show-details="true"/>
                <table:data-pilot-member table:name="1576283" table:display="true" table:show-details="true"/>
                <table:data-pilot-member table:name="1652742" table:display="true" table:show-details="true"/>
                <table:data-pilot-member table:name="1653201" table:display="true" table:show-details="true"/>
                <table:data-pilot-member table:name="1828863" table:display="true" table:show-details="true"/>
                <table:data-pilot-member table:name="1845736" table:display="true" table:show-details="true"/>
                <table:data-pilot-member table:name="1865538" table:display="true" table:show-details="true"/>
                <table:data-pilot-member table:name="1907510" table:display="true" table:show-details="true"/>
                <table:data-pilot-member table:name="1971995" table:display="true" table:show-details="true"/>
                <table:data-pilot-member table:name="2070398" table:display="true" table:show-details="true"/>
                <table:data-pilot-member table:name="2141539" table:display="true" table:show-details="true"/>
                <table:data-pilot-member table:name="2210822" table:display="true" table:show-details="true"/>
                <table:data-pilot-member table:name="2302754" table:display="true" table:show-details="true"/>
                <table:data-pilot-member table:name="2302839" table:display="true" table:show-details="true"/>
                <table:data-pilot-member table:name="2306178" table:display="true" table:show-details="true"/>
                <table:data-pilot-member table:name="2309012" table:display="true" table:show-details="true"/>
                <table:data-pilot-member table:name="2320851" table:display="true" table:show-details="true"/>
                <table:data-pilot-member table:name="2332016" table:display="true" table:show-details="true"/>
                <table:data-pilot-member table:name="2339315" table:display="true" table:show-details="true"/>
                <table:data-pilot-member table:name="2346885" table:display="true" table:show-details="true"/>
                <table:data-pilot-member table:name="2346897" table:display="true" table:show-details="true"/>
                <table:data-pilot-member table:name="2356153" table:display="true" table:show-details="true"/>
                <table:data-pilot-member table:name="2494212" table:display="true" table:show-details="true"/>
                <table:data-pilot-member table:name="2577005" table:display="true" table:show-details="true"/>
                <table:data-pilot-member table:name="9239430" table:display="true" table:show-details="true"/>
                <table:data-pilot-member table:name="9330879" table:display="true" table:show-details="true"/>
                <table:data-pilot-member table:name="9331662" table:display="true" table:show-details="true"/>
                <table:data-pilot-member table:name="9331689" table:display="true" table:show-details="true"/>
                <table:data-pilot-member table:name="9331719" table:display="true" table:show-details="true"/>
                <table:data-pilot-member table:name="9332154" table:display="true" table:show-details="true"/>
                <table:data-pilot-member table:name=" 436-7379" table:display="true" table:show-details="true"/>
                <table:data-pilot-member table:name=" 544-4534" table:display="true" table:show-details="true"/>
                <table:data-pilot-member table:name="102-TBL009-254-03GY-2GY-ND" table:display="true" table:show-details="true"/>
                <table:data-pilot-member table:name="118-CD-HD2006LCT-ND" table:display="true" table:show-details="true"/>
                <table:data-pilot-member table:name="1662-2787-1-ND" table:display="true" table:show-details="true"/>
                <table:data-pilot-member table:name="2060105RL" table:display="true" table:show-details="true"/>
                <table:data-pilot-member table:name="2151-RH100-25.000-13-F-0715-EXT-TR-NS1CT-ND" table:display="true" table:show-details="true"/>
                <table:data-pilot-member table:name="2335960RL" table:display="true" table:show-details="true"/>
                <table:data-pilot-member table:name="296-52606-1-ND" table:display="true" table:show-details="true"/>
                <table:data-pilot-member table:name="296-53203-1-ND" table:display="true" table:show-details="true"/>
                <table:data-pilot-member table:name="296-INA186A3IDDFRCT-ND" table:display="true" table:show-details="true"/>
                <table:data-pilot-member table:name="296-TLVM23625RDNRCT-ND" table:display="true" table:show-details="true"/>
                <table:data-pilot-member table:name="31-AP7375-33SA-7CT-ND" table:display="true" table:show-details="true"/>
                <table:data-pilot-member table:name="311-10.2KHRCT-ND" table:display="true" table:show-details="true"/>
                <table:data-pilot-member table:name="311-13.0KLRCT-ND" table:display="true" table:show-details="true"/>
                <table:data-pilot-member table:name="350-2037-1-ND" table:display="true" table:show-details="true"/>
                <table:data-pilot-member table:name="478-KGM31AR73D102KUCT-ND" table:display="true" table:show-details="true"/>
                <table:data-pilot-member table:name="490-18664-1-ND" table:display="true" table:show-details="true"/>
                <table:data-pilot-member table:name="505-ADIN1110BCPZ-R7CT-ND" table:display="true" table:show-details="true"/>
                <table:data-pilot-member table:name="541-26.1KYCT-ND" table:display="true" table:show-details="true"/>
                <table:data-pilot-member table:name="541-5.10KLCT-ND" table:display="true" table:show-details="true"/>
                <table:data-pilot-member table:name="581-08051C474K4T4A" table:display="true" table:show-details="true"/>
                <table:data-pilot-member table:name="621-AP2112K-3.3TRG1" table:display="true" table:show-details="true"/>
                <table:data-pilot-member table:name="621-DMP6350SQ-7" table:display="true" table:show-details="true"/>
                <table:data-pilot-member table:name="683-6215" table:display="true" table:show-details="true"/>
                <table:data-pilot-member table:name="732-13378-1-ND" table:display="true" table:show-details="true"/>
                <table:data-pilot-member table:name="732-1485-1-ND" table:display="true" table:show-details="true"/>
                <table:data-pilot-member table:name="732-74930000CT-ND" table:display="true" table:show-details="true"/>
                <table:data-pilot-member table:name="B240Q-13-FDICT-ND" table:display="true" table:show-details="true"/>
                <table:data-pilot-member table:name="D1213A-02SOL-7DICT-ND" table:display="true" table:show-details="true"/>
                <table:data-pilot-member table:name="MMSZ5246B-FDICT-ND" table:display="true" table:show-details="true"/>
                <table:data-pilot-member table:name="NSI50010YT1GOSCT-ND" table:display="true" table:show-details="true"/>
                <table:data-pilot-member table:name="P107KHCT-ND" table:display="true" table:show-details="true"/>
                <table:data-pilot-member table:name="P15987CT-ND" table:display="true" table:show-details="true"/>
                <table:data-pilot-member table:name="P36KDCCT-ND" table:display="true" table:show-details="true"/>
                <table:data-pilot-member table:name="P40.2KLCT-ND" table:display="true" table:show-details="true"/>
                <table:data-pilot-member table:name="P470KJCT-ND" table:display="true" table:show-details="true"/>
                <table:data-pilot-member table:name="SupplierPartNo" table:display="true" table:show-details="true"/>
                <table:data-pilot-member table:name="YAG3211CT-ND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y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8T02:15:05.637274048</dc:date>
    <meta:editing-duration>PT1H24M</meta:editing-duration>
    <meta:editing-cycles>4</meta:editing-cycles>
    <meta:generator>LibreOffice/7.5.5.2$Linux_X86_64 LibreOffice_project/50$Build-2</meta:generator>
    <meta:document-statistic meta:table-count="3" meta:cell-count="1424" meta:object-count="0"/>
  </office:meta>
</office:document-meta>
</file>